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Bold1" svg:font-family="Menlo-Bold"/>
    <style:font-face style:name="Menlo-Regular1" svg:font-family="Menlo-Regular"/>
    <style:font-face style:name="Courier1" svg:font-family="Courier" style:font-family-generic="modern"/>
    <style:font-face style:name="Menlo-Bold2" svg:font-family="Menlo-Bold" style:font-family-generic="modern"/>
    <style:font-face style:name="Menlo-Regular2" svg:font-family="Menlo-Regular" style:font-family-generic="modern"/>
    <style:font-face style:name="FreeMono1" svg:font-family="FreeMono" style:font-family-generic="modern" style:font-pitch="fixed"/>
    <style:font-face style:name="Arial3" svg:font-family="Arial" style:font-pitch="variable"/>
    <style:font-face style:name="Lucida Sans1" svg:font-family="'Lucida Sans'" style:font-pitch="variable"/>
    <style:font-face style:name="Menlo-Bold" svg:font-family="Menlo-Bold" style:font-pitch="variable"/>
    <style:font-face style:name="Menlo-Regular" svg:font-family="Menlo-Regular" style:font-pitch="variable"/>
    <style:font-face style:name="SimSun1" svg:font-family="SimSun" style:font-pitch="variable"/>
    <style:font-face style:name="American Typewriter" svg:font-family="'American Typewriter'" style:font-family-generic="modern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d7" draw:textarea-horizontal-align="justify" draw:textarea-vertical-align="top" draw:auto-grow-height="false" fo:min-height="13.75cm" fo:min-width="22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/>
    </style:style>
    <style:style style:name="gr4" style:family="graphic" style:parent-style-name="standard">
      <style:graphic-properties draw:fill-color="#ffffd7" draw:textarea-horizontal-align="justify" draw:textarea-vertical-align="top" draw:auto-grow-height="false" fo:min-height="8.75cm" fo:min-width="9.3cm"/>
    </style:style>
    <style:style style:name="gr5" style:family="graphic" style:parent-style-name="standard">
      <style:graphic-properties draw:fill-color="#ffffd7" draw:textarea-horizontal-align="justify" draw:textarea-vertical-align="top" draw:auto-grow-height="false" fo:min-height="1.95cm" fo:min-width="9.3cm"/>
    </style:style>
    <style:style style:name="gr6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5.819cm"/>
    </style:style>
    <style:style style:name="gr8" style:family="graphic" style:parent-style-name="standard">
      <style:graphic-properties draw:fill-color="#ffffd7" draw:textarea-horizontal-align="justify" draw:textarea-vertical-align="top" draw:auto-grow-height="false" fo:min-height="4.579cm" fo:min-width="9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3cm"/>
    </style:style>
    <style:style style:name="gr10" style:family="graphic" style:parent-style-name="standard">
      <style:graphic-properties draw:fill-color="#ffffd7" draw:textarea-horizontal-align="justify" draw:textarea-vertical-align="top" draw:auto-grow-height="false" fo:min-height="1.45cm" fo:min-width="22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66cm"/>
    </style:style>
    <style:style style:name="gr12" style:family="graphic" style:parent-style-name="standard">
      <style:graphic-properties draw:fill-color="#ffffd7" draw:textarea-horizontal-align="justify" draw:textarea-vertical-align="top" draw:auto-grow-height="false" fo:min-height="4.15cm" fo:min-width="22.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4" style:family="graphic" style:parent-style-name="standard">
      <style:graphic-properties draw:fill-color="#ffffd7" draw:textarea-horizontal-align="justify" draw:textarea-vertical-align="top" draw:auto-grow-height="false" fo:min-height="0.95cm" fo:min-width="22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4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3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4cm"/>
    </style:style>
    <style:style style:name="gr19" style:family="graphic" style:parent-style-name="standard">
      <style:graphic-properties draw:fill-color="#ffffd7" draw:textarea-horizontal-align="justify" draw:textarea-vertical-align="top" draw:auto-grow-height="false" fo:min-height="7.95cm" fo:min-width="22.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1" style:family="graphic" style:parent-style-name="standard">
      <style:graphic-properties draw:fill-color="#dee6ef" draw:textarea-horizontal-align="justify" draw:textarea-vertical-align="top" draw:auto-grow-height="false" fo:min-height="2.25cm" fo:min-width="22.3cm"/>
    </style:style>
    <style:style style:name="gr22" style:family="graphic" style:parent-style-name="standard">
      <style:graphic-properties draw:fill-color="#dedce6" draw:textarea-horizontal-align="justify" draw:textarea-vertical-align="top" draw:auto-grow-height="false" fo:min-height="13.75cm" fo:min-width="22.3cm"/>
    </style:style>
    <style:style style:name="gr23" style:family="graphic" style:parent-style-name="standard">
      <style:graphic-properties draw:fill-color="#dee6ef" draw:textarea-horizontal-align="justify" draw:textarea-vertical-align="top" draw:auto-grow-height="false" fo:min-height="5.95cm" fo:min-width="22.3cm"/>
    </style:style>
    <style:style style:name="gr24" style:family="graphic" style:parent-style-name="standard">
      <style:graphic-properties draw:fill-color="#dedce6" draw:textarea-horizontal-align="justify" draw:textarea-vertical-align="top" draw:auto-grow-height="false" fo:min-height="10.381cm" fo:min-width="24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8cm" fo:min-width="17.147cm"/>
    </style:style>
    <style:style style:name="gr26" style:family="graphic" style:parent-style-name="standard">
      <style:graphic-properties draw:fill-color="#dedce6" draw:textarea-horizontal-align="justify" draw:textarea-vertical-align="top" draw:auto-grow-height="false" fo:min-height="10.982cm" fo:min-width="24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88cm"/>
    </style:style>
    <style:style style:name="gr28" style:family="graphic" style:parent-style-name="standard">
      <style:graphic-properties draw:fill-color="#dedce6" draw:textarea-horizontal-align="justify" draw:textarea-vertical-align="top" draw:auto-grow-height="false" fo:min-height="14.782cm" fo:min-width="24.3cm"/>
    </style:style>
    <style:style style:name="gr29" style:family="graphic" style:parent-style-name="standard">
      <style:graphic-properties draw:fill-color="#ffffd7" draw:textarea-horizontal-align="justify" draw:textarea-vertical-align="top" draw:auto-grow-height="false" fo:min-height="15.579cm" fo:min-width="22.3cm"/>
    </style:style>
    <style:style style:name="gr30" style:family="graphic" style:parent-style-name="standard">
      <style:graphic-properties draw:fill-color="#dedce6" draw:textarea-horizontal-align="justify" draw:textarea-vertical-align="top" draw:auto-grow-height="false" fo:min-height="15.382cm" fo:min-width="24.3cm"/>
    </style:style>
    <style:style style:name="gr31" style:family="graphic" style:parent-style-name="standard">
      <style:graphic-properties draw:fill-color="#ffffd7" draw:textarea-horizontal-align="justify" draw:textarea-vertical-align="top" draw:auto-grow-height="false" fo:min-height="16.75cm" fo:min-width="22.3cm"/>
    </style:style>
    <style:style style:name="pr1" style:family="presentation" style:parent-style-name="Default-subtitle">
      <style:graphic-properties draw:fill-color="#ffffff" fo:min-height="12.4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363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25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start"/>
      <style:text-properties fo:font-size="36pt" style:font-size-asian="36pt" style:font-size-complex="36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  <style:text-properties fo:color="#008000" style:font-name="American Typewriter" fo:font-size="40pt" style:font-size-asian="40pt" style:font-size-complex="40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start"/>
    </style:style>
    <style:style style:name="P7" style:family="paragraph">
      <loext:graphic-properties draw:fill-color="#ffffd7"/>
      <style:paragraph-properties fo:text-align="start"/>
      <style:text-properties style:font-name="Courier" fo:font-size="12pt" style:font-size-asian="12pt" style:font-size-complex="12pt"/>
    </style:style>
    <style:style style:name="P8" style:family="paragraph">
      <loext:graphic-properties draw:fill="none" draw:fill-color="#ffffff"/>
      <style:text-properties style:font-name="FreeMono1" fo:font-size="18pt"/>
    </style:style>
    <style:style style:name="P9" style:family="paragraph">
      <loext:graphic-properties draw:fill="none"/>
      <style:paragraph-properties fo:text-align="center"/>
      <style:text-properties style:font-name="Arial2" fo:font-size="15pt" style:font-size-asian="15pt" style:font-size-complex="15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text-properties fo:color="#ff0000" fo:font-weight="bold" style:font-weight-asian="bold" style:font-weight-complex="bold"/>
    </style:style>
    <style:style style:name="P12" style:family="paragraph">
      <loext:graphic-properties draw:fill-color="#ffffd7"/>
      <style:paragraph-properties fo:text-align="start"/>
      <style:text-properties style:font-name="Courier" fo:font-size="14pt" style:font-size-asian="14pt" style:font-size-complex="14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d7"/>
      <style:paragraph-properties fo:text-align="start"/>
      <style:text-properties fo:color="#000000" style:font-name="Courier" fo:font-size="18pt" fo:font-weight="normal" style:font-size-asian="18pt" style:font-weight-asian="normal" style:font-size-complex="18pt" style:font-weight-complex="normal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="none" draw:fill-color="#ffffff"/>
    </style:style>
    <style:style style:name="P1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8" style:family="paragraph">
      <loext:graphic-properties draw:fill-color="#dee6ef"/>
      <style:paragraph-properties fo:text-align="start"/>
      <style:text-properties fo:color="#000000" style:font-name="Courier" fo:font-size="14pt" fo:font-weight="normal" style:font-size-asian="14pt" style:font-weight-asian="normal" style:font-size-complex="14pt" style:font-weight-complex="normal"/>
    </style:style>
    <style:style style:name="P19" style:family="paragraph">
      <loext:graphic-properties draw:fill-color="#dedce6"/>
      <style:paragraph-properties fo:text-align="start"/>
      <style:text-properties style:font-name="Courier" fo:font-size="14pt" style:font-size-asian="14pt" style:font-size-complex="14pt"/>
    </style:style>
    <style:style style:name="P20" style:family="paragraph">
      <loext:graphic-properties draw:fill-color="#dedce6"/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1" fo:font-size="11pt" style:font-name-asian="Menlo-Regular1" style:font-size-asian="11pt" style:font-name-complex="Menlo-Regular1" style:font-size-complex="11pt"/>
    </style:style>
    <style:style style:name="P21" style:family="paragraph">
      <loext:graphic-properties draw:fill-color="#dedce6"/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1" fo:font-size="14pt" style:font-name-asian="Menlo-Regular1" style:font-size-asian="14pt" style:font-name-complex="Menlo-Regular1" style:font-size-complex="14pt"/>
    </style:style>
    <style:style style:name="P22" style:family="paragraph">
      <loext:graphic-properties draw:fill-color="#dedce6"/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1" fo:font-size="12pt" style:font-name-asian="Menlo-Regular1" style:font-size-asian="12pt" style:font-name-complex="Menlo-Regular1" style:font-size-complex="12pt"/>
    </style:style>
    <style:style style:name="P23" style:family="paragraph">
      <style:paragraph-properties style:text-autospace="none"/>
    </style:style>
    <style:style style:name="P24" style:family="paragraph">
      <loext:graphic-properties draw:fill-color="#dedce6"/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1" fo:font-size="10pt" style:font-name-asian="Menlo-Regular1" style:font-size-asian="10pt" style:font-name-complex="Menlo-Regular1" style:font-size-complex="10pt"/>
    </style:style>
    <style:style style:name="T1" style:family="text">
      <style:text-properties fo:color="#000080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ff6633" fo:font-size="36pt" style:font-size-asian="36pt" style:font-size-complex="36pt"/>
    </style:style>
    <style:style style:name="T4" style:family="text">
      <style:text-properties fo:color="#ff6633" fo:font-size="20pt" style:font-size-asian="20pt" style:font-size-complex="20pt"/>
    </style:style>
    <style:style style:name="T5" style:family="text">
      <style:text-properties fo:color="#ff0000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008000" style:font-name="American Typewriter" fo:font-size="40pt" style:font-size-asian="40pt" style:font-size-complex="40pt"/>
    </style:style>
    <style:style style:name="T7" style:family="text">
      <style:text-properties fo:color="#000000" style:font-name="Arial2" fo:font-size="20pt" fo:font-weight="normal" style:font-size-asian="20pt" style:font-weight-asian="normal" style:font-size-complex="20pt" style:font-weight-complex="normal"/>
    </style:style>
    <style:style style:name="T8" style:family="text">
      <style:text-properties style:font-name="Courier" fo:font-size="12pt" style:font-size-asian="12pt" style:font-size-complex="12pt"/>
    </style:style>
    <style:style style:name="T9" style:family="text">
      <style:text-properties style:font-name="FreeMono1" fo:font-size="18pt"/>
    </style:style>
    <style:style style:name="T10" style:family="text">
      <style:text-properties style:font-name="Arial2" fo:font-size="20pt" style:font-size-asian="20pt" style:font-size-complex="20pt"/>
    </style:style>
    <style:style style:name="T11" style:family="text">
      <style:text-properties fo:color="#ff0000" style:font-name="Arial2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ff0000" style:font-name="Arial2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ff8000" style:font-name="Arial2" fo:font-size="20pt" fo:font-weight="bold" fo:background-color="transparent" style:font-size-asian="20pt" style:font-weight-asian="bold" style:font-size-complex="20pt" style:font-weight-complex="bold"/>
    </style:style>
    <style:style style:name="T14" style:family="text">
      <style:text-properties fo:color="#ff8000" style:font-name="Arial2" fo:font-size="20pt" fo:font-weight="bold" style:font-size-asian="20pt" style:font-weight-asian="bold" style:font-size-complex="20pt" style:font-weight-complex="bold"/>
    </style:style>
    <style:style style:name="T15" style:family="text">
      <style:text-properties style:font-name="Courier" fo:font-size="14pt" style:font-size-asian="14pt" style:font-size-complex="14pt"/>
    </style:style>
    <style:style style:name="T16" style:family="text">
      <style:text-properties fo:color="#ff0000" fo:font-weight="bold" style:font-weight-asian="bold" style:font-weight-complex="bold"/>
    </style:style>
    <style:style style:name="T17" style:family="text">
      <style:text-properties fo:color="#000000" style:font-name="Courier" fo:font-size="18pt" fo:font-weight="normal" style:font-size-asian="18pt" style:font-weight-asian="normal" style:font-size-complex="18pt" style:font-weight-complex="normal"/>
    </style:style>
    <style:style style:name="T18" style:family="text">
      <style:text-properties fo:color="#ff8000" fo:font-weight="bold" style:font-weight-asian="bold" style:font-weight-complex="bold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color="#55308d" style:font-name="Arial2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2a6099" style:text-outline="false" style:text-line-through-style="none" style:text-line-through-type="none" style:font-name="Arial2" fo:font-size="20pt" fo:font-style="normal" fo:text-shadow="none" style:text-underline-style="none" fo:font-weight="bold" style:letter-kerning="true" style:font-name-asian="Menlo-Regular1" style:font-size-asian="20pt" style:font-style-asian="normal" style:font-weight-asian="bold" style:font-name-complex="Menlo-Regular1" style:font-size-complex="2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f0000" style:text-outline="false" style:text-line-through-style="none" style:text-line-through-type="none" style:font-name="Arial2" fo:font-size="20pt" fo:font-style="normal" fo:text-shadow="none" style:text-underline-style="none" fo:font-weight="bold" style:letter-kerning="true" style:font-name-asian="Menlo-Regular1" style:font-size-asian="20pt" style:font-style-asian="normal" style:font-weight-asian="bold" style:font-name-complex="Menlo-Regular1" style:font-size-complex="2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5983b0" style:font-name="Arial2" fo:font-size="20pt" fo:font-weight="bold" style:font-size-asian="20pt" style:font-weight-asian="bold" style:font-size-complex="20pt" style:font-weight-complex="bold"/>
    </style:style>
    <style:style style:name="T24" style:family="text">
      <style:text-properties fo:color="#000000" style:font-name="Courier" fo:font-size="14pt" fo:font-weight="normal" style:font-size-asian="14pt" style:font-weight-asian="normal" style:font-size-complex="14pt" style:font-weight-complex="normal"/>
    </style:style>
    <style:style style:name="T25" style:family="text">
      <style:text-properties fo:color="#000000" style:font-name="Courier" fo:font-size="14pt" style:font-name-asian="Menlo-Regular1" style:font-size-asian="14pt" style:font-name-complex="Menlo-Regular1" style:font-size-complex="14pt"/>
    </style:style>
    <style:style style:name="T26" style:family="text">
      <style:text-properties fo:color="#c814c9" style:font-name="Courier" fo:font-size="14pt" fo:font-weight="bold" style:font-name-asian="Menlo-Bold1" style:font-size-asian="14pt" style:font-weight-asian="bold" style:font-name-complex="Menlo-Bold1" style:font-size-complex="14pt" style:font-weight-complex="bold"/>
    </style:style>
    <style:style style:name="T27" style:family="text">
      <style:text-properties fo:color="#000000" style:font-name="Menlo-Regular1" fo:font-size="11pt" style:font-name-asian="Menlo-Regular1" style:font-size-asian="11pt" style:font-name-complex="Menlo-Regular1" style:font-size-complex="11pt"/>
    </style:style>
    <style:style style:name="T28" style:family="text">
      <style:text-properties fo:color="#2fb41d" style:font-name="Menlo-Regular1" fo:font-size="11pt" style:font-name-asian="Menlo-Regular1" style:font-size-asian="11pt" style:font-name-complex="Menlo-Regular1" style:font-size-complex="11pt"/>
    </style:style>
    <style:style style:name="T29" style:family="text">
      <style:text-properties fo:color="#00a933" style:text-outline="false" style:text-line-through-style="none" style:text-line-through-type="none" style:font-name="Arial2" fo:font-size="20pt" fo:font-style="normal" fo:text-shadow="none" style:text-underline-style="none" fo:font-weight="bold" style:letter-kerning="true" style:font-name-asian="Menlo-Regular1" style:font-size-asian="20pt" style:font-style-asian="normal" style:font-weight-asian="bold" style:font-name-complex="Menlo-Regular1" style:font-size-complex="20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Arial2" fo:font-size="20pt" fo:font-style="normal" fo:text-shadow="none" style:text-underline-style="none" fo:font-weight="normal" style:letter-kerning="true" style:font-name-asian="Menlo-Regular1" style:font-size-asian="20pt" style:font-style-asian="normal" style:font-weight-asian="normal" style:font-name-complex="Menlo-Regular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a933" style:font-name="Arial2"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000000" style:font-name="Courier" fo:font-weight="normal" style:font-weight-asian="normal" style:font-weight-complex="normal"/>
    </style:style>
    <style:style style:name="T33" style:family="text">
      <style:text-properties fo:color="#158466" style:text-outline="false" style:text-line-through-style="none" style:text-line-through-type="none" style:font-name="Arial2" fo:font-size="20pt" fo:font-style="normal" fo:text-shadow="none" style:text-underline-style="none" fo:font-weight="bold" style:letter-kerning="true" style:font-name-asian="Menlo-Regular1" style:font-size-asian="20pt" style:font-style-asian="normal" style:font-weight-asian="bold" style:font-name-complex="Menlo-Regular1" style:font-size-complex="2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color="#000000" style:font-name="Menlo-Regular1" fo:font-size="14pt" style:font-name-asian="Menlo-Regular1" style:font-size-asian="14pt" style:font-name-complex="Menlo-Regular1" style:font-size-complex="14pt"/>
    </style:style>
    <style:style style:name="T35" style:family="text">
      <style:text-properties fo:color="#ff0000" style:font-name="Courier" fo:font-size="14pt" fo:font-weight="bold" style:font-size-asian="14pt" style:font-weight-asian="bold" style:font-size-complex="14pt" style:font-weight-complex="bold"/>
    </style:style>
    <style:style style:name="T36" style:family="text">
      <style:text-properties fo:color="#000000" style:font-name="Menlo-Regular1" fo:font-size="12pt" style:font-name-asian="Menlo-Regular1" style:font-size-asian="12pt" style:font-name-complex="Menlo-Regular1" style:font-size-complex="12pt"/>
    </style:style>
    <style:style style:name="T37" style:family="text">
      <style:text-properties fo:color="#2a6099" style:font-name="Arial2" fo:font-size="20pt" fo:font-weight="bold" style:font-size-asian="20pt" style:font-weight-asian="bold" style:font-size-complex="20pt" style:font-weight-complex="bold"/>
    </style:style>
    <style:style style:name="T38" style:family="text">
      <style:text-properties fo:color="#ff0000" style:font-name="Menlo-Regular1" fo:font-size="12pt" fo:font-weight="bold" style:font-name-asian="Menlo-Regular1" style:font-size-asian="12pt" style:font-weight-asian="bold" style:font-name-complex="Menlo-Regular1" style:font-size-complex="12pt" style:font-weight-complex="bold"/>
    </style:style>
    <style:style style:name="T39" style:family="text">
      <style:text-properties fo:color="#ff0000" style:font-name="Menlo-Regular1" fo:font-size="10pt" fo:font-weight="bold" style:font-name-asian="Menlo-Regular1" style:font-size-asian="10pt" style:font-weight-asian="bold" style:font-name-complex="Menlo-Regular1" style:font-size-complex="10pt" style:font-weight-complex="bold"/>
    </style:style>
    <style:style style:name="T40" style:family="text">
      <style:text-properties fo:color="#000000" style:font-name="Menlo-Regular1" fo:font-size="10pt" style:font-name-asian="Menlo-Regular1" style:font-size-asian="10pt" style:font-name-complex="Menlo-Regular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 - COURS 8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12.479cm" svg:x="1.4cm" svg:y="3.364cm" presentation:class="subtitle" presentation:user-transformed="true">
          <draw:text-box>
            <text:p><text:span text:style-name="T1">Langage C</text:span></text:p>
            <text:p text:style-name="P1"><text:span text:style-name="T2"/></text:p>
            <text:p text:style-name="P1"><text:span text:style-name="T3">Arnaud Sangnier</text:span></text:p>
            <text:p text:style-name="P1"><text:span text:style-name="T4">sangnier@irif.fr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5">Modularités du code (suite)</text:span></text:p>
            <text:p text:style-name="P1"><text:span text:style-name="T5">Makefile</text:span></text:p>
            <text:p text:style-name="P1"><text:span text:style-name="T5">Debu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Variables globales</text:span></text:p>
          </draw:text-box>
        </draw:frame>
        <draw:frame presentation:style-name="pr4" draw:text-style-name="P5" draw:layer="layout" svg:width="25.199cm" svg:height="13.8cm" svg:x="1.401cm" svg:y="5.2cm" presentation:class="outline" presentation:user-transformed="true">
          <draw:text-box>
            <text:list text:style-name="L2">
              <text:list-item>
                <text:p><text:span text:style-name="T7">Dans un fichier prog.c on peut déclarer et initialiser une variable globale en dehors des définitions de fonctions</text:span></text:p>
              </text:list-item>
              <text:list-item>
                <text:p><text:span text:style-name="T7">Cette variable sera visible par toutes les fonctions du programme</text:span></text:p>
              </text:list-item>
              <text:list-item>
                <text:p><text:span text:style-name="T7">Il faut penser à bien l’initialiser</text:span></text:p>
                <text:p><text:span text:style-name="T7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Exemple</text:span></text:p>
          </draw:text-box>
        </draw:frame>
        <draw:custom-shape draw:style-name="gr2" draw:text-style-name="P7" draw:layer="layout" svg:width="22.8cm" svg:height="14cm" svg:x="2cm" svg:y="3.2cm">
          <text:p text:style-name="P6"><text:span text:style-name="T8">#include &lt;stdio.h&gt;</text:span></text:p>
          <text:p text:style-name="P6"><text:span text:style-name="T8">#include &lt;stdlib.h&gt;</text:span></text:p>
          <text:p text:style-name="P6"><text:span text:style-name="T8">#include &lt;assert.h&gt;</text:span></text:p>
          <text:p text:style-name="P6"><text:span text:style-name="T8"/></text:p>
          <text:p text:style-name="P6"><text:span text:style-name="T8">int cpt=0;</text:span></text:p>
          <text:p text:style-name="P6"><text:span text:style-name="T8"/></text:p>
          <text:p text:style-name="P6"><text:span text:style-name="T8">void inc();</text:span></text:p>
          <text:p text:style-name="P6"><text:span text:style-name="T8">void dec();</text:span></text:p>
          <text:p text:style-name="P6"><text:span text:style-name="T8">int getcpt();</text:span></text:p>
          <text:p text:style-name="P6"><text:span text:style-name="T8"/></text:p>
          <text:p text:style-name="P6"><text:span text:style-name="T8">int main(){</text:span></text:p>
          <text:p text:style-name="P6"><text:span text:style-name="T8"><text:s text:c="2"/></text:span><text:span text:style-name="T8">inc();</text:span></text:p>
          <text:p text:style-name="P6"><text:span text:style-name="T8"><text:s text:c="2"/></text:span><text:span text:style-name="T8">inc();</text:span></text:p>
          <text:p text:style-name="P6"><text:span text:style-name="T8"><text:s text:c="2"/></text:span><text:span text:style-name="T8">printf("cpt vaut %d\n",getcpt());</text:span></text:p>
          <text:p text:style-name="P6"><text:span text:style-name="T8"><text:s text:c="2"/></text:span><text:span text:style-name="T8">dec();</text:span></text:p>
          <text:p text:style-name="P6"><text:span text:style-name="T8"><text:s text:c="2"/></text:span><text:span text:style-name="T8">printf("cpt vaut %d\n",getcpt());</text:span></text:p>
          <text:p text:style-name="P6"><text:span text:style-name="T8"><text:s text:c="2"/></text:span><text:span text:style-name="T8">return EXIT_SUCCESS;</text:span></text:p>
          <text:p text:style-name="P6"><text:span text:style-name="T8">}</text:span></text:p>
          <text:p text:style-name="P6"><text:span text:style-name="T8"/></text:p>
          <text:p text:style-name="P6"><text:span text:style-name="T8">void inc(){</text:span></text:p>
          <text:p text:style-name="P6"><text:span text:style-name="T8"><text:s text:c="2"/></text:span><text:span text:style-name="T8">++cpt;</text:span></text:p>
          <text:p text:style-name="P6"><text:span text:style-name="T8">}</text:span></text:p>
          <text:p text:style-name="P6"><text:span text:style-name="T8"/></text:p>
          <text:p text:style-name="P6"><text:span text:style-name="T8">void dec(){</text:span></text:p>
          <text:p text:style-name="P6"><text:span text:style-name="T8"><text:s text:c="2"/></text:span><text:span text:style-name="T8">if(cpt&gt;0){</text:span></text:p>
          <text:p text:style-name="P6"><text:span text:style-name="T8"><text:s text:c="4"/></text:span><text:span text:style-name="T8">--cpt;</text:span></text:p>
          <text:p text:style-name="P6"><text:span text:style-name="T8"><text:s text:c="2"/></text:span><text:span text:style-name="T8">}</text:span></text:p>
          <text:p text:style-name="P6"><text:span text:style-name="T8">}</text:span></text:p>
          <text:p text:style-name="P6"><text:span text:style-name="T8"/></text:p>
          <text:p text:style-name="P6"><text:span text:style-name="T8">int getcpt(){</text:span></text:p>
          <text:p text:style-name="P6"><text:span text:style-name="T8"><text:s text:c="2"/></text:span><text:span text:style-name="T8">return cpt;</text:span></text:p>
          <text:p text:style-name="P6"><text:span text:style-name="T8">}</text:span></text:p>
          <text:p text:style-name="P6"><text:span text:style-name="T8"/></text:p>
          <text:p text:style-name="P6"><text:span text:style-name="T8"/></text:p>
          <text:p text:style-name="P6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8" draw:layer="layout" svg:width="8.4cm" svg:height="0.971cm" svg:x="9.8cm" svg:y="18cm">
          <draw:text-box>
            <text:p><text:span text:style-name="T9">glob.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5" draw:text-style-name="P4" draw:layer="layout" svg:width="25.199cm" svg:height="3.253cm" svg:x="1.4cm" svg:y="0.392cm" presentation:class="title" presentation:user-transformed="true">
          <draw:text-box>
            <text:p text:style-name="P1"><text:span text:style-name="T6">Variables globales vs plusieurs fichiers</text:span></text:p>
          </draw:text-box>
        </draw:frame>
        <draw:frame presentation:style-name="pr4" draw:text-style-name="P5" draw:layer="layout" svg:width="25.199cm" svg:height="13.8cm" svg:x="1.401cm" svg:y="4.2cm" presentation:class="outline" presentation:user-transformed="true">
          <draw:text-box>
            <text:list text:style-name="L2">
              <text:list-item>
                <text:p><text:span text:style-name="T10">On peut avoir une variable globale dans plusieurs fichiers </text:span></text:p>
              </text:list-item>
              <text:list-item>
                <text:p><text:span text:style-name="T10">Par exemple, dans glob2. c dans le programme main, on va initialiser la valeur de cpt</text:span></text:p>
              </text:list-item>
              <text:list-item>
                <text:p><text:span text:style-name="T10">Et dans cpt.c on va mettre les fonctions inc, dec et getcpt</text:span></text:p>
              </text:list-item>
              <text:list-item>
                <text:p><text:span text:style-name="T10">Il peut y avoir plusieurs fichiers où la même variable existe</text:span></text:p>
              </text:list-item>
              <text:list-item>
                <text:p><text:span text:style-name="T11">MAIS un seul endroit où elle est initialisée, </text:span></text:p>
                <text:list>
                  <text:list-item>
                    <text:p><text:span text:style-name="T7">Sinon le linker à la compilation fera une erreur </text:span></text:p>
                  </text:list-item>
                  <text:list-item>
                    <text:p><text:span text:style-name="T7">Dans les autres fichiers on va déclarer la variables comme extern</text:span></text:p>
                  </text:list-item>
                </text:list>
              </text:list-item>
              <text:list-item>
                <text:p><text:span text:style-name="T7">Même si elle est est présente dans plusieurs fichiers, au final il n’y aura qu’une seule variable</text:span></text:p>
                <text:p><text:span text:style-name="T7"/></text:p>
                <text:p><text:span text:style-name="T10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Exemple</text:span></text:p>
          </draw:text-box>
        </draw:frame>
        <draw:custom-shape draw:style-name="gr4" draw:text-style-name="P7" draw:layer="layout" svg:width="9.8cm" svg:height="9cm" svg:x="2cm" svg:y="3.2cm">
          <text:p text:style-name="P6"><text:span text:style-name="T8">#include &lt;stdio.h&gt;</text:span></text:p>
          <text:p text:style-name="P6"><text:span text:style-name="T8">#include &lt;stdlib.h&gt;</text:span></text:p>
          <text:p text:style-name="P6"><text:span text:style-name="T8">#include &lt;assert.h&gt;</text:span></text:p>
          <text:p text:style-name="P6"><text:span text:style-name="T8">#include "cpt.h"</text:span></text:p>
          <text:p text:style-name="P6"><text:span text:style-name="T8"/></text:p>
          <text:p text:style-name="P6"><text:span text:style-name="T8">extern int cpt;</text:span></text:p>
          <text:p text:style-name="P6"><text:span text:style-name="T8"/></text:p>
          <text:p text:style-name="P6"><text:span text:style-name="T8">int main(){</text:span></text:p>
          <text:p text:style-name="P6"><text:span text:style-name="T8"><text:s text:c="2"/></text:span><text:span text:style-name="T8">cpt=10;</text:span></text:p>
          <text:p text:style-name="P6"><text:span text:style-name="T8"><text:s text:c="2"/></text:span><text:span text:style-name="T8">inc();</text:span></text:p>
          <text:p text:style-name="P6"><text:span text:style-name="T8"><text:s text:c="2"/></text:span><text:span text:style-name="T8">inc();</text:span></text:p>
          <text:p text:style-name="P6"><text:span text:style-name="T8"><text:s text:c="2"/></text:span><text:span text:style-name="T8">printf("cpt vaut %d\n",getcpt());</text:span></text:p>
          <text:p text:style-name="P6"><text:span text:style-name="T8"><text:s text:c="2"/></text:span><text:span text:style-name="T8">dec();</text:span></text:p>
          <text:p text:style-name="P6"><text:span text:style-name="T8"><text:s text:c="2"/></text:span><text:span text:style-name="T8">printf("cpt vaut %d\n",getcpt());</text:span></text:p>
          <text:p text:style-name="P6"><text:span text:style-name="T8"><text:s text:c="2"/></text:span><text:span text:style-name="T8">return EXIT_SUCCESS;</text:span></text:p>
          <text:p text:style-name="P6"><text:span text:style-name="T8">}</text:span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8" draw:layer="layout" svg:width="8.4cm" svg:height="0.971cm" svg:x="4.2cm" svg:y="12.6cm">
          <draw:text-box>
            <text:p><text:span text:style-name="T9">glob2.c</text:span></text:p>
          </draw:text-box>
        </draw:frame>
        <draw:custom-shape draw:style-name="gr4" draw:text-style-name="P7" draw:layer="layout" svg:width="9.8cm" svg:height="9cm" svg:x="14.6cm" svg:y="3.2cm">
          <text:p text:style-name="P6"><text:span text:style-name="T8">#include "cpt.h"</text:span></text:p>
          <text:p text:style-name="P6"><text:span text:style-name="T8"/></text:p>
          <text:p text:style-name="P6"><text:span text:style-name="T8">int cpt=0;</text:span></text:p>
          <text:p text:style-name="P6"><text:span text:style-name="T8"/></text:p>
          <text:p text:style-name="P6"><text:span text:style-name="T8">void inc(){</text:span></text:p>
          <text:p text:style-name="P6"><text:span text:style-name="T8"><text:s text:c="2"/></text:span><text:span text:style-name="T8">++cpt;</text:span></text:p>
          <text:p text:style-name="P6"><text:span text:style-name="T8">}</text:span></text:p>
          <text:p text:style-name="P6"><text:span text:style-name="T8"/></text:p>
          <text:p text:style-name="P6"><text:span text:style-name="T8">void dec(){</text:span></text:p>
          <text:p text:style-name="P6"><text:span text:style-name="T8"><text:s text:c="2"/></text:span><text:span text:style-name="T8">if(cpt&gt;0){</text:span></text:p>
          <text:p text:style-name="P6"><text:span text:style-name="T8"><text:s text:c="4"/></text:span><text:span text:style-name="T8">--cpt;</text:span></text:p>
          <text:p text:style-name="P6"><text:span text:style-name="T8"><text:s text:c="2"/></text:span><text:span text:style-name="T8">}</text:span></text:p>
          <text:p text:style-name="P6"><text:span text:style-name="T8">}</text:span></text:p>
          <text:p text:style-name="P6"><text:span text:style-name="T8"/></text:p>
          <text:p text:style-name="P6"><text:span text:style-name="T8">int getcpt(){</text:span></text:p>
          <text:p text:style-name="P6"><text:span text:style-name="T8"><text:s text:c="2"/></text:span><text:span text:style-name="T8">return cpt;</text:span></text:p>
          <text:p text:style-name="P6"><text:span text:style-name="T8">}</text:span></text:p>
          <text:p text:style-name="P6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9.8cm" svg:height="2.2cm" svg:x="8cm" svg:y="15.6cm">
          <text:p text:style-name="P6"><text:span text:style-name="T8">extern void inc();</text:span></text:p>
          <text:p text:style-name="P6"><text:span text:style-name="T8">extern void dec();</text:span></text:p>
          <text:p text:style-name="P6"><text:span text:style-name="T8">extern int getcpt();</text:span></text:p>
          <text:p text:style-name="P6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8" draw:layer="layout" svg:width="8.4cm" svg:height="0.971cm" svg:x="16.6cm" svg:y="12.6cm">
          <draw:text-box>
            <text:p><text:span text:style-name="T9">cpt.c</text:span></text:p>
          </draw:text-box>
        </draw:frame>
        <draw:frame draw:style-name="gr3" draw:text-style-name="P8" draw:layer="layout" svg:width="8.4cm" svg:height="0.971cm" svg:x="9.9cm" svg:y="17.829cm">
          <draw:text-box>
            <text:p><text:span text:style-name="T9">cpt.h</text:span></text:p>
          </draw:text-box>
        </draw:frame>
        <draw:line draw:style-name="gr6" draw:text-style-name="P9" draw:layer="layout" svg:x1="6.2cm" svg:y1="5.6cm" svg:x2="8.2cm" svg:y2="6.4cm">
          <text:p/>
        </draw:line>
        <draw:frame draw:style-name="gr7" draw:text-style-name="P11" draw:layer="layout" svg:width="6.319cm" svg:height="1.427cm" svg:x="8.398cm" svg:y="5.973cm">
          <draw:text-box>
            <text:p text:style-name="P10"><text:span text:style-name="T12">Si on initialise aussi ici</text:span></text:p>
            <text:p><text:span text:style-name="T12">erreur avec le link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Bonne pratique</text:span></text:p>
          </draw:text-box>
        </draw:frame>
        <draw:frame presentation:style-name="pr4" draw:text-style-name="P5" draw:layer="layout" svg:width="25.199cm" svg:height="13.8cm" svg:x="1.401cm" svg:y="4.2cm" presentation:class="outline" presentation:user-transformed="true">
          <draw:text-box>
            <text:list text:style-name="L2">
              <text:list-item>
                <text:p><text:span text:style-name="T7">En fait le mieux, c’est de déclarer la variable extern dans le fichier .h lié au fichier où l’on crée la variable</text:span></text:p>
                <text:list>
                  <text:list-item>
                    <text:p><text:span text:style-name="T7">dans notre cas cpt.h</text:span></text:p>
                  </text:list-item>
                </text:list>
                <text:p><text:span text:style-name="T7"/></text:p>
                <text:p><text:span text:style-name="T10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Exemple</text:span></text:p>
          </draw:text-box>
        </draw:frame>
        <draw:custom-shape draw:style-name="gr4" draw:text-style-name="P7" draw:layer="layout" svg:width="9.8cm" svg:height="9cm" svg:x="2cm" svg:y="3.2cm">
          <text:p text:style-name="P6"><text:span text:style-name="T8">#include &lt;stdio.h&gt;</text:span></text:p>
          <text:p text:style-name="P6"><text:span text:style-name="T8">#include &lt;stdlib.h&gt;</text:span></text:p>
          <text:p text:style-name="P6"><text:span text:style-name="T8">#include &lt;assert.h&gt;</text:span></text:p>
          <text:p text:style-name="P6"><text:span text:style-name="T8">#include "cpt.h"</text:span></text:p>
          <text:p text:style-name="P6"><text:span text:style-name="T8"/></text:p>
          <text:p text:style-name="P6"><text:span text:style-name="T8">int main(){</text:span></text:p>
          <text:p text:style-name="P6"><text:span text:style-name="T8"><text:s text:c="2"/></text:span><text:span text:style-name="T8">cpt=10;</text:span></text:p>
          <text:p text:style-name="P6"><text:span text:style-name="T8"><text:s text:c="2"/></text:span><text:span text:style-name="T8">inc();</text:span></text:p>
          <text:p text:style-name="P6"><text:span text:style-name="T8"><text:s text:c="2"/></text:span><text:span text:style-name="T8">inc();</text:span></text:p>
          <text:p text:style-name="P6"><text:span text:style-name="T8"><text:s text:c="2"/></text:span><text:span text:style-name="T8">printf("cpt vaut %d\n",getcpt());</text:span></text:p>
          <text:p text:style-name="P6"><text:span text:style-name="T8"><text:s text:c="2"/></text:span><text:span text:style-name="T8">dec();</text:span></text:p>
          <text:p text:style-name="P6"><text:span text:style-name="T8"><text:s text:c="2"/></text:span><text:span text:style-name="T8">printf("cpt vaut %d\n",getcpt());</text:span></text:p>
          <text:p text:style-name="P6"><text:span text:style-name="T8"><text:s text:c="2"/></text:span><text:span text:style-name="T8">return EXIT_SUCCESS;</text:span></text:p>
          <text:p text:style-name="P6"><text:span text:style-name="T8">}</text:span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8" draw:layer="layout" svg:width="8.4cm" svg:height="0.971cm" svg:x="4.2cm" svg:y="12.6cm">
          <draw:text-box>
            <text:p><text:span text:style-name="T9">glob2.c</text:span></text:p>
          </draw:text-box>
        </draw:frame>
        <draw:custom-shape draw:style-name="gr4" draw:text-style-name="P7" draw:layer="layout" svg:width="9.8cm" svg:height="9cm" svg:x="14.6cm" svg:y="3.2cm">
          <text:p text:style-name="P6"><text:span text:style-name="T8">#include "cpt.h"</text:span></text:p>
          <text:p text:style-name="P6"><text:span text:style-name="T8"/></text:p>
          <text:p text:style-name="P6"><text:span text:style-name="T8">int cpt=0;</text:span></text:p>
          <text:p text:style-name="P6"><text:span text:style-name="T8"/></text:p>
          <text:p text:style-name="P6"><text:span text:style-name="T8">void inc(){</text:span></text:p>
          <text:p text:style-name="P6"><text:span text:style-name="T8"><text:s text:c="2"/></text:span><text:span text:style-name="T8">++cpt;</text:span></text:p>
          <text:p text:style-name="P6"><text:span text:style-name="T8">}</text:span></text:p>
          <text:p text:style-name="P6"><text:span text:style-name="T8"/></text:p>
          <text:p text:style-name="P6"><text:span text:style-name="T8">void dec(){</text:span></text:p>
          <text:p text:style-name="P6"><text:span text:style-name="T8"><text:s text:c="2"/></text:span><text:span text:style-name="T8">if(cpt&gt;0){</text:span></text:p>
          <text:p text:style-name="P6"><text:span text:style-name="T8"><text:s text:c="4"/></text:span><text:span text:style-name="T8">--cpt;</text:span></text:p>
          <text:p text:style-name="P6"><text:span text:style-name="T8"><text:s text:c="2"/></text:span><text:span text:style-name="T8">}</text:span></text:p>
          <text:p text:style-name="P6"><text:span text:style-name="T8">}</text:span></text:p>
          <text:p text:style-name="P6"><text:span text:style-name="T8"/></text:p>
          <text:p text:style-name="P6"><text:span text:style-name="T8">int getcpt(){</text:span></text:p>
          <text:p text:style-name="P6"><text:span text:style-name="T8"><text:s text:c="2"/></text:span><text:span text:style-name="T8">return cpt;</text:span></text:p>
          <text:p text:style-name="P6"><text:span text:style-name="T8">}</text:span></text:p>
          <text:p text:style-name="P6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9.8cm" svg:height="4.829cm" svg:x="8.2cm" svg:y="13cm">
          <text:p text:style-name="P6"><text:span text:style-name="T8">#ifndef CPT_H</text:span></text:p>
          <text:p text:style-name="P6"><text:span text:style-name="T8">#define CPT_H</text:span></text:p>
          <text:p text:style-name="P6"><text:span text:style-name="T8"/></text:p>
          <text:p text:style-name="P6"><text:span text:style-name="T8">extern int cpt;</text:span></text:p>
          <text:p text:style-name="P6"><text:span text:style-name="T8"/></text:p>
          <text:p text:style-name="P6"><text:span text:style-name="T8">extern void inc();</text:span></text:p>
          <text:p text:style-name="P6"><text:span text:style-name="T8">extern void dec();</text:span></text:p>
          <text:p text:style-name="P6"><text:span text:style-name="T8">extern int getcpt();</text:span></text:p>
          <text:p text:style-name="P6"><text:span text:style-name="T8"/></text:p>
          <text:p text:style-name="P6"><text:span text:style-name="T8">#endif</text:span></text:p>
          <text:p text:style-name="P6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8" draw:layer="layout" svg:width="8.4cm" svg:height="0.971cm" svg:x="16.6cm" svg:y="12.6cm">
          <draw:text-box>
            <text:p><text:span text:style-name="T9">cpt.c</text:span></text:p>
          </draw:text-box>
        </draw:frame>
        <draw:frame draw:style-name="gr3" draw:text-style-name="P8" draw:layer="layout" svg:width="8.4cm" svg:height="0.971cm" svg:x="9.9cm" svg:y="17.829cm">
          <draw:text-box>
            <text:p><text:span text:style-name="T9">cpt.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Le mot clef static</text:span></text:p>
          </draw:text-box>
        </draw:frame>
        <draw:frame presentation:style-name="pr4" draw:text-style-name="P5" draw:layer="layout" svg:width="25.199cm" svg:height="13.8cm" svg:x="1cm" svg:y="4.2cm" presentation:class="outline" presentation:user-transformed="true">
          <draw:text-box>
            <text:list text:style-name="L2">
              <text:list-item>
                <text:p><text:span text:style-name="T13">Rappel :</text:span><text:span text:style-name="T7"> on ne peut pas avoir deux fonctions avec le même nom dans des programmes utilisés ensemble</text:span></text:p>
              </text:list-item>
              <text:list-item>
                <text:p><text:span text:style-name="T7">Mais si on déclare une fonction/variable avec le mot-clef </text:span><text:span text:style-name="T14">static</text:span><text:span text:style-name="T7">, la fonction n’est visible que dans le fichier où elle est déclarée</text:span></text:p>
                <text:list>
                  <text:list-item>
                    <text:p><text:span text:style-name="T7">On peut donc avoir dans deux fichiers séparés, deux fonctions avec le même nom si elles sont déclarées comme </text:span><text:span text:style-name="T14">static</text:span></text:p>
                  </text:list-item>
                </text:list>
              </text:list-item>
              <text:list-item>
                <text:p><text:span text:style-name="T7">Si une variable est déclarée avec le mot clef </text:span><text:span text:style-name="T14">static</text:span><text:span text:style-name="T7">, sa création est permanente</text:span></text:p>
                <text:list>
                  <text:list-item>
                    <text:p><text:span text:style-name="T7">Si elle est déclarée dans une fonction, elle ne sera pas créée à chaque appel de la fonction mais une seule fonction</text:span></text:p>
                  </text:list-item>
                  <text:list-item>
                    <text:p><text:span text:style-name="T7">Sa valeur sera gardée</text:span></text:p>
                  </text:list-item>
                </text:list>
              </text:list-item>
              <text:list-item>
                <text:p><text:span text:style-name="T7">On peut déclarer une variable static à l’intérieure ou à l’extérieur d’une fonction</text:span></text:p>
                <text:list>
                  <text:list-item>
                    <text:p><text:span text:style-name="T7">dans une fonction : la variable n’est visible que par la fonction</text:span></text:p>
                  </text:list-item>
                  <text:list-item>
                    <text:p><text:span text:style-name="T7">à l’extérieur : elle est visible par toutes les fonctions du fichier</text:span></text:p>
                  </text:list-item>
                </text:list>
                <text:p><text:span text:style-name="T7"/></text:p>
                <text:p><text:span text:style-name="T10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Exemple</text:span></text:p>
          </draw:text-box>
        </draw:frame>
        <draw:custom-shape draw:style-name="gr2" draw:text-style-name="P12" draw:layer="layout" svg:width="22.8cm" svg:height="14cm" svg:x="2cm" svg:y="3.2cm">
          <text:p text:style-name="P6"><text:span text:style-name="T15">#include &lt;stdio.h&gt;</text:span></text:p>
          <text:p text:style-name="P6"><text:span text:style-name="T15">#include &lt;stdlib.h&gt;</text:span></text:p>
          <text:p text:style-name="P6"><text:span text:style-name="T15"/></text:p>
          <text:p text:style-name="P6"><text:span text:style-name="T15">unsigned f(unsigned v){</text:span></text:p>
          <text:p text:style-name="P6"><text:span text:style-name="T15"><text:s text:c="2"/></text:span><text:span text:style-name="T15">static unsigned x=10;</text:span></text:p>
          <text:p text:style-name="P6"><text:span text:style-name="T15"><text:s text:c="2"/></text:span><text:span text:style-name="T15">++x;</text:span></text:p>
          <text:p text:style-name="P6"><text:span text:style-name="T15"><text:s text:c="2"/></text:span><text:span text:style-name="T15">return (v+x);</text:span></text:p>
          <text:p text:style-name="P6"><text:span text:style-name="T15">}</text:span></text:p>
          <text:p text:style-name="P6"><text:span text:style-name="T15"/></text:p>
          <text:p text:style-name="P6"><text:span text:style-name="T15">int main(){</text:span></text:p>
          <text:p text:style-name="P6"><text:span text:style-name="T15"><text:s text:c="2"/></text:span><text:span text:style-name="T15">unsigned m=f(2);</text:span></text:p>
          <text:p text:style-name="P6"><text:span text:style-name="T15"><text:s text:c="2"/></text:span><text:span text:style-name="T15">printf("m vaut : %u\n",m);</text:span></text:p>
          <text:p text:style-name="P6"><text:span text:style-name="T15"><text:s text:c="2"/></text:span><text:span text:style-name="T15">m=f(2);</text:span></text:p>
          <text:p text:style-name="P6"><text:span text:style-name="T15"><text:s text:c="2"/></text:span><text:span text:style-name="T15">printf("m vaut : %u\n",m);</text:span></text:p>
          <text:p text:style-name="P6"><text:span text:style-name="T15">}</text:span></text:p>
          <text:p text:style-name="P6"><text:span text:style-name="T15"/></text:p>
          <text:p text:style-name="P6"><text:span text:style-name="T15"/></text:p>
          <text:p text:style-name="P6"><text:span text:style-name="T15"/></text:p>
          <text:p text:style-name="P6"><text:span text:style-name="T15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8" draw:layer="layout" svg:width="8.4cm" svg:height="0.971cm" svg:x="9.8cm" svg:y="18cm">
          <draw:text-box>
            <text:p><text:span text:style-name="T9">stat.c</text:span></text:p>
          </draw:text-box>
        </draw:frame>
        <draw:frame draw:style-name="gr9" draw:text-style-name="P11" draw:layer="layout" svg:width="3.533cm" svg:height="0.962cm" svg:x="14.2cm" svg:y="8.238cm">
          <draw:text-box>
            <text:p><text:span text:style-name="T16">Affiche 13</text:span></text:p>
          </draw:text-box>
        </draw:frame>
        <draw:frame draw:style-name="gr9" draw:text-style-name="P11" draw:layer="layout" svg:width="3.533cm" svg:height="0.962cm" svg:x="14.291cm" svg:y="9.8cm">
          <draw:text-box>
            <text:p><text:span text:style-name="T16">Affiche 14</text:span></text:p>
          </draw:text-box>
        </draw:frame>
        <draw:line draw:style-name="gr6" draw:text-style-name="P13" draw:layer="layout" svg:x1="10.4cm" svg:y1="9cm" svg:x2="14.2cm" svg:y2="8.8cm">
          <text:p/>
        </draw:line>
        <draw:line draw:style-name="gr6" draw:text-style-name="P13" draw:layer="layout" svg:x1="10.6cm" svg:y1="10.2cm" svg:x2="14.291cm" svg:y2="10.4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Exemple</text:span></text:p>
          </draw:text-box>
        </draw:frame>
        <draw:custom-shape draw:style-name="gr2" draw:text-style-name="P12" draw:layer="layout" svg:width="22.8cm" svg:height="14cm" svg:x="2cm" svg:y="3.2cm">
          <text:p text:style-name="P6"><text:span text:style-name="T15">#include &lt;stdio.h&gt;</text:span></text:p>
          <text:p text:style-name="P6"><text:span text:style-name="T15">#include &lt;stdlib.h&gt;</text:span></text:p>
          <text:p text:style-name="P6"><text:span text:style-name="T15"/></text:p>
          <text:p text:style-name="P6"><text:span text:style-name="T15">static unsigned x=10;</text:span></text:p>
          <text:p text:style-name="P6"><text:span text:style-name="T15"/></text:p>
          <text:p text:style-name="P6"><text:span text:style-name="T15">unsigned g(unsigned v){</text:span></text:p>
          <text:p text:style-name="P6"><text:span text:style-name="T15"><text:s text:c="2"/></text:span><text:span text:style-name="T15">++x;</text:span></text:p>
          <text:p text:style-name="P6"><text:span text:style-name="T15"><text:s text:c="2"/></text:span><text:span text:style-name="T15">return (v*x);</text:span></text:p>
          <text:p text:style-name="P6"><text:span text:style-name="T15">}</text:span></text:p>
          <text:p text:style-name="P6"><text:span text:style-name="T15"/></text:p>
          <text:p text:style-name="P6"><text:span text:style-name="T15">unsigned f(unsigned v){</text:span></text:p>
          <text:p text:style-name="P6"><text:span text:style-name="T15"><text:s text:c="2"/></text:span><text:span text:style-name="T15">++x;</text:span></text:p>
          <text:p text:style-name="P6"><text:span text:style-name="T15"><text:s text:c="2"/></text:span><text:span text:style-name="T15">return (v+x);</text:span></text:p>
          <text:p text:style-name="P6"><text:span text:style-name="T15">}</text:span></text:p>
          <text:p text:style-name="P6"><text:span text:style-name="T15"/></text:p>
          <text:p text:style-name="P6"><text:span text:style-name="T15">int main(){</text:span></text:p>
          <text:p text:style-name="P6"><text:span text:style-name="T15"><text:s text:c="2"/></text:span><text:span text:style-name="T15">unsigned m=f(2);</text:span></text:p>
          <text:p text:style-name="P6"><text:span text:style-name="T15"><text:s text:c="2"/></text:span><text:span text:style-name="T15">printf("m vaut : %u\n",m);</text:span></text:p>
          <text:p text:style-name="P6"><text:span text:style-name="T15"><text:s text:c="2"/></text:span><text:span text:style-name="T15">m=g(2);</text:span></text:p>
          <text:p text:style-name="P6"><text:span text:style-name="T15"><text:s text:c="2"/></text:span><text:span text:style-name="T15">printf("m vaut : %u\n",m);</text:span></text:p>
          <text:p text:style-name="P6"><text:span text:style-name="T15">}</text:span></text:p>
          <text:p text:style-name="P6"><text:span text:style-name="T15"/></text:p>
          <text:p text:style-name="P6"><text:span text:style-name="T15"/></text:p>
          <text:p text:style-name="P6"><text:span text:style-name="T15"/></text:p>
          <text:p text:style-name="P6"><text:span text:style-name="T15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8" draw:layer="layout" svg:width="8.4cm" svg:height="0.971cm" svg:x="10cm" svg:y="17.629cm">
          <draw:text-box>
            <text:p><text:span text:style-name="T9">stat2.c</text:span></text:p>
          </draw:text-box>
        </draw:frame>
        <draw:frame draw:style-name="gr9" draw:text-style-name="P11" draw:layer="layout" svg:width="3.533cm" svg:height="0.962cm" svg:x="14.376cm" svg:y="11.2cm">
          <draw:text-box>
            <text:p><text:span text:style-name="T16">Affiche 12</text:span></text:p>
          </draw:text-box>
        </draw:frame>
        <draw:frame draw:style-name="gr9" draw:text-style-name="P11" draw:layer="layout" svg:width="3.533cm" svg:height="0.962cm" svg:x="14.467cm" svg:y="12.762cm">
          <draw:text-box>
            <text:p><text:span text:style-name="T16">Affiche 24</text:span></text:p>
          </draw:text-box>
        </draw:frame>
        <draw:line draw:style-name="gr6" draw:text-style-name="P13" draw:layer="layout" svg:x1="10.576cm" svg:y1="11.962cm" svg:x2="14.376cm" svg:y2="11.762cm">
          <text:p/>
        </draw:line>
        <draw:line draw:style-name="gr6" draw:text-style-name="P13" draw:layer="layout" svg:x1="10.776cm" svg:y1="13.162cm" svg:x2="14.467cm" svg:y2="13.362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Makefile</text:span></text:p>
          </draw:text-box>
        </draw:frame>
        <draw:frame presentation:style-name="pr4" draw:text-style-name="P5" draw:layer="layout" svg:width="25.199cm" svg:height="13.8cm" svg:x="1cm" svg:y="4.2cm" presentation:class="outline" presentation:user-transformed="true">
          <draw:text-box>
            <text:list text:style-name="L2">
              <text:list-item>
                <text:p><text:span text:style-name="T7">Un fichier Makefile permet d’automatiser la compilation</text:span></text:p>
              </text:list-item>
              <text:list-item>
                <text:p><text:span text:style-name="T7">En pratique, vous avez votre projet avec différents fichiers et un appel à make (avec éventuellement permet de faire automatiquement les opérations de compilation)</text:span></text:p>
              </text:list-item>
              <text:list-item>
                <text:p><text:span text:style-name="T7">Pourquoi ?</text:span></text:p>
                <text:list>
                  <text:list-item>
                    <text:p><text:span text:style-name="T7">Le fichier Makefile gère les dépendances entre fichiers, donc la compilation lors du développement est facilité</text:span></text:p>
                  </text:list-item>
                  <text:list-item>
                    <text:p><text:span text:style-name="T7">L’installation est plus simple (pas besoin de lister dans un readme toutes les opérations à faire pour compiler votre projet)</text:span></text:p>
                  </text:list-item>
                </text:list>
              </text:list-item>
              <text:list-item>
                <text:p><text:span text:style-name="T7">En pratique, un fichier Makefile est une liste de règles de la forme suivante :</text:span></text:p>
                <text:p><text:span text:style-name="T7"/></text:p>
                <text:p><text:span text:style-name="T10"/></text:p>
                <text:p><text:span text:style-name="T7"/></text:p>
              </text:list-item>
            </text:list>
          </draw:text-box>
        </draw:frame>
        <draw:custom-shape draw:style-name="gr10" draw:text-style-name="P14" draw:layer="layout" svg:width="22.8cm" svg:height="1.7cm" svg:x="2.6cm" svg:y="15.1cm">
          <text:p text:style-name="P6"><text:span text:style-name="T17">cible : liste de dépendances</text:span></text:p>
          <text:p text:style-name="P6"><text:span text:style-name="T17">&lt;TAB&gt; commandes un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1" draw:layer="layout" svg:width="9.866cm" svg:height="0.962cm" svg:x="7.581cm" svg:y="17.838cm">
          <draw:text-box>
            <text:p><text:span text:style-name="T16">La tabulation ici est obligatoire</text:span></text:p>
          </draw:text-box>
        </draw:frame>
        <draw:line draw:style-name="gr6" draw:text-style-name="P13" draw:layer="layout" svg:x1="4.4cm" svg:y1="16.4cm" svg:x2="7.581cm" svg:y2="18.2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Exemple</text:span></text:p>
          </draw:text-box>
        </draw:frame>
        <draw:custom-shape draw:style-name="gr12" draw:text-style-name="P12" draw:layer="layout" svg:width="22.8cm" svg:height="4.4cm" svg:x="2cm" svg:y="3.2cm">
          <text:p text:style-name="P6"><text:span text:style-name="T15">all : prog</text:span></text:p>
          <text:p text:style-name="P6"><text:span text:style-name="T15"/></text:p>
          <text:p text:style-name="P6"><text:span text:style-name="T15">prog : prog.c</text:span></text:p>
          <text:p text:style-name="P6"><text:span text:style-name="T15"><text:tab/></text:span><text:span text:style-name="T15">gcc -Wall -o prog prog.c</text:span></text:p>
          <text:p text:style-name="P6"><text:span text:style-name="T15"/></text:p>
          <text:p text:style-name="P15"><text:span text:style-name="T15">clean :</text:span></text:p>
          <text:p text:style-name="P6"><text:span text:style-name="T15"><text:tab/></text:span><text:span text:style-name="T15">rm -rf prog</text:span></text:p>
          <text:p text:style-name="P6"><text:span text:style-name="T15"/></text:p>
          <text:p text:style-name="P6"><text:span text:style-name="T15"/></text:p>
          <text:p text:style-name="P6"><text:span text:style-name="T15"/></text:p>
          <text:p text:style-name="P6"><text:span text:style-name="T15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8" draw:layer="layout" svg:width="8.4cm" svg:height="0.971cm" svg:x="9.8cm" svg:y="18cm">
          <draw:text-box>
            <text:p><text:span text:style-name="T9">stat.c</text:span></text:p>
          </draw:text-box>
        </draw:frame>
        <draw:frame draw:style-name="gr13" draw:text-style-name="P16" draw:layer="layout" svg:width="20cm" svg:height="5.939cm" svg:x="2.6cm" svg:y="8.6cm">
          <draw:text-box>
            <text:list text:style-name="L1">
              <text:list-item>
                <text:p>Si on fait <text:span text:style-name="T18">make prog</text:span></text:p>
                <text:list>
                  <text:list-item>
                    <text:p>On a besoin de prog.c</text:p>
                  </text:list-item>
                </text:list>
              </text:list-item>
              <text:list-item>
                <text:p>Si on fait <text:span text:style-name="T18">make clean</text:span></text:p>
                <text:list>
                  <text:list-item>
                    <text:p>Cela appelle la commande liée à la règle clean (efface prog)</text:p>
                  </text:list-item>
                </text:list>
              </text:list-item>
              <text:list-item>
                <text:p>Si on fait <text:span text:style-name="T18">make</text:span> tout seul</text:p>
                <text:list>
                  <text:list-item>
                    <text:p>On prend la première règle</text:p>
                  </text:list-item>
                  <text:list-item>
                    <text:p>Ici cela nous dit que pour faire make, on a besoin de prog</text:p>
                  </text:list-item>
                  <text:list-item>
                    <text:p>Et la règle au-dessus nous dit comment obtenir pr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Exemple</text:span></text:p>
          </draw:text-box>
        </draw:frame>
        <draw:custom-shape draw:style-name="gr2" draw:text-style-name="P12" draw:layer="layout" svg:width="22.8cm" svg:height="14cm" svg:x="2cm" svg:y="3.2cm">
          <text:p text:style-name="P6"><text:span text:style-name="T15">all : glob2</text:span></text:p>
          <text:p text:style-name="P6"><text:span text:style-name="T15"/></text:p>
          <text:p text:style-name="P6"><text:span text:style-name="T15">cpt.o : cpt.c cpt.h</text:span></text:p>
          <text:p text:style-name="P6"><text:span text:style-name="T15"><text:tab/></text:span><text:span text:style-name="T15">gcc -Wall -c cpt.c</text:span></text:p>
          <text:p text:style-name="P6"><text:span text:style-name="T15"/></text:p>
          <text:p text:style-name="P6"><text:span text:style-name="T15">glob2.o : glob2.c cpt.h</text:span></text:p>
          <text:p text:style-name="P6"><text:span text:style-name="T15"><text:tab/></text:span><text:span text:style-name="T15">gcc -Wall -c glob2.c</text:span></text:p>
          <text:p text:style-name="P6"><text:span text:style-name="T15"/></text:p>
          <text:p text:style-name="P6"><text:span text:style-name="T15">glob2 : glob2.o cpt.o</text:span></text:p>
          <text:p text:style-name="P6"><text:span text:style-name="T15"><text:tab/></text:span><text:span text:style-name="T15">gcc -Wall -o glob2 glob2.o cpt.o</text:span></text:p>
          <text:p text:style-name="P6"><text:span text:style-name="T15"/></text:p>
          <text:p text:style-name="P6"><text:span text:style-name="T15">clean :</text:span></text:p>
          <text:p text:style-name="P6"><text:span text:style-name="T15"><text:tab/></text:span><text:span text:style-name="T15">rm -rf glob2 *.o</text:span></text:p>
          <text:p text:style-name="P6"><text:span text:style-name="T15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8" draw:layer="layout" svg:width="8.4cm" svg:height="0.971cm" svg:x="9.8cm" svg:y="18cm">
          <draw:text-box>
            <text:p><text:span text:style-name="T9">Makefi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Utilisation de macros</text:span></text:p>
          </draw:text-box>
        </draw:frame>
        <draw:frame presentation:style-name="pr4" draw:text-style-name="P5" draw:layer="layout" svg:width="25.199cm" svg:height="13.8cm" svg:x="1cm" svg:y="4.2cm" presentation:class="outline" presentation:user-transformed="true">
          <draw:text-box>
            <text:list text:style-name="L2">
              <text:list-item>
                <text:p><text:span text:style-name="T7">On peut définir des macros au début pour rendre plus systématique la création de Makefile et aussi leur réutilisation</text:span></text:p>
              </text:list-item>
              <text:list-item>
                <text:p><text:span text:style-name="T7">Pour les définir :</text:span></text:p>
                <text:p><text:span text:style-name="T7"/></text:p>
              </text:list-item>
              <text:list-item>
                <text:p><text:span text:style-name="T7">Pour utiliser une macro, on l’appelle de la façon suivante </text:span><text:span text:style-name="T14">$(nom_macro)</text:span></text:p>
              </text:list-item>
              <text:list-item>
                <text:p><text:span text:style-name="T7">Ensuite, quand on appelle le Makefile, toutes les macros sont remplacés par leur définition</text:span></text:p>
                <text:p><text:span text:style-name="T7"/></text:p>
                <text:p><text:span text:style-name="T7"/></text:p>
                <text:p><text:span text:style-name="T10"/></text:p>
                <text:p><text:span text:style-name="T7"/></text:p>
              </text:list-item>
            </text:list>
          </draw:text-box>
        </draw:frame>
        <draw:custom-shape draw:style-name="gr14" draw:text-style-name="P14" draw:layer="layout" svg:width="22.8cm" svg:height="1.2cm" svg:x="2.4cm" svg:y="7.4cm">
          <text:p text:style-name="P6"><text:span text:style-name="T17">nom_macro=définition de la macro</text:span></text:p>
          <text:p text:style-name="P6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Exemple</text:span></text:p>
          </draw:text-box>
        </draw:frame>
        <draw:custom-shape draw:style-name="gr2" draw:text-style-name="P12" draw:layer="layout" svg:width="22.8cm" svg:height="14cm" svg:x="2cm" svg:y="3.2cm">
          <text:p text:style-name="P6"><text:span text:style-name="T15">CC=gcc</text:span></text:p>
          <text:p text:style-name="P6"><text:span text:style-name="T15">CFLAGS=-Wall </text:span></text:p>
          <text:p text:style-name="P6"><text:span text:style-name="T15">DEPS=cpt.h</text:span></text:p>
          <text:p text:style-name="P6"><text:span text:style-name="T15">EXEC=glob2</text:span></text:p>
          <text:p text:style-name="P6"><text:span text:style-name="T15"/></text:p>
          <text:p text:style-name="P6"><text:span text:style-name="T15">all : $(EXEC)</text:span></text:p>
          <text:p text:style-name="P6"><text:span text:style-name="T15"/></text:p>
          <text:p text:style-name="P6"><text:span text:style-name="T15">cpt.o : cpt.c $(DEPS)</text:span></text:p>
          <text:p text:style-name="P6"><text:span text:style-name="T15"><text:tab/></text:span><text:span text:style-name="T15">$(CC) $(CFLAGS) -c cpt.c</text:span></text:p>
          <text:p text:style-name="P6"><text:span text:style-name="T15"/></text:p>
          <text:p text:style-name="P6"><text:span text:style-name="T15">glob2.o : glob2.c $(DEPS)</text:span></text:p>
          <text:p text:style-name="P6"><text:span text:style-name="T15"><text:tab/></text:span><text:span text:style-name="T15">$(CC) $(CFLAGS) -c glob2.c</text:span></text:p>
          <text:p text:style-name="P6"><text:span text:style-name="T15"/></text:p>
          <text:p text:style-name="P6"><text:span text:style-name="T15">glob2 : glob2.o cpt.o</text:span></text:p>
          <text:p text:style-name="P6"><text:span text:style-name="T15"><text:tab/></text:span><text:span text:style-name="T15">$(CC) $(CFLAGS) -o glob2 glob2.o cpt.o</text:span></text:p>
          <text:p text:style-name="P6"><text:span text:style-name="T15"/></text:p>
          <text:p text:style-name="P6"><text:span text:style-name="T15">clean :</text:span></text:p>
          <text:p text:style-name="P6"><text:span text:style-name="T15"><text:tab/></text:span><text:span text:style-name="T15">rm -rf $(EXEC) *.o</text:span></text:p>
          <text:p text:style-name="P6"><text:span text:style-name="T15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8" draw:layer="layout" svg:width="8.4cm" svg:height="0.971cm" svg:x="9.8cm" svg:y="18cm">
          <draw:text-box>
            <text:p><text:span text:style-name="T9">Makefile</text:span></text:p>
          </draw:text-box>
        </draw:frame>
        <draw:frame draw:style-name="gr15" draw:text-style-name="P11" draw:layer="layout" svg:width="6.645cm" svg:height="0.962cm" svg:x="15.03cm" svg:y="3.413cm">
          <draw:text-box>
            <text:p><text:span text:style-name="T16">Nom du compilateur</text:span></text:p>
          </draw:text-box>
        </draw:frame>
        <draw:frame draw:style-name="gr16" draw:text-style-name="P11" draw:layer="layout" svg:width="7.22cm" svg:height="0.962cm" svg:x="15.172cm" svg:y="4.6cm">
          <draw:text-box>
            <text:p><text:span text:style-name="T16">Option de compilation</text:span></text:p>
          </draw:text-box>
        </draw:frame>
        <draw:frame draw:style-name="gr17" draw:text-style-name="P11" draw:layer="layout" svg:width="5.836cm" svg:height="0.962cm" svg:x="15.4cm" svg:y="5.638cm">
          <draw:text-box>
            <text:p><text:span text:style-name="T16">Liste des .h utiles</text:span></text:p>
          </draw:text-box>
        </draw:frame>
        <draw:frame draw:style-name="gr18" draw:text-style-name="P11" draw:layer="layout" svg:width="6.64cm" svg:height="0.962cm" svg:x="15.56cm" svg:y="6.8cm">
          <draw:text-box>
            <text:p><text:span text:style-name="T16">Nom de l’exécutable</text:span></text:p>
          </draw:text-box>
        </draw:frame>
        <draw:line draw:style-name="gr6" draw:text-style-name="P13" draw:layer="layout" svg:x1="4.4cm" svg:y1="3.6cm" svg:x2="15.03cm" svg:y2="3.8cm">
          <text:p/>
        </draw:line>
        <draw:line draw:style-name="gr6" draw:text-style-name="P13" draw:layer="layout" svg:x1="6cm" svg:y1="4cm" svg:x2="15.172cm" svg:y2="5cm">
          <text:p/>
        </draw:line>
        <draw:line draw:style-name="gr6" draw:text-style-name="P13" draw:layer="layout" svg:x1="5.4cm" svg:y1="4.4cm" svg:x2="15.4cm" svg:y2="6cm">
          <text:p/>
        </draw:line>
        <draw:line draw:style-name="gr6" draw:text-style-name="P13" draw:layer="layout" svg:x1="5.4cm" svg:y1="5cm" svg:x2="15.56cm" svg:y2="7.2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Variables et règles génériques</text:span></text:p>
          </draw:text-box>
        </draw:frame>
        <draw:frame presentation:style-name="pr4" draw:text-style-name="P5" draw:layer="layout" svg:width="25.199cm" svg:height="13.8cm" svg:x="1cm" svg:y="4.2cm" presentation:class="outline" presentation:user-transformed="true">
          <draw:text-box>
            <text:list text:style-name="L2">
              <text:list-item>
                <text:p><text:span text:style-name="T7">Pour simplifier le Makefile et sa réutilisation, on peut aussi recourir à des variables internes, par exemple :</text:span></text:p>
                <text:list>
                  <text:list-item>
                    <text:p><text:span text:style-name="T7">$@ : le nom de la cible</text:span></text:p>
                  </text:list-item>
                  <text:list-item>
                    <text:p><text:span text:style-name="T7">$&lt; : le nom de la première dépendance</text:span></text:p>
                  </text:list-item>
                  <text:list-item>
                    <text:p><text:span text:style-name="T7">$^ : la liste des dépendances</text:span></text:p>
                  </text:list-item>
                  <text:list-item>
                    <text:p><text:span text:style-name="T7">$ ? : la liste des dépdendances plus récentes que la cible</text:span></text:p>
                  </text:list-item>
                  <text:list-item>
                    <text:p><text:span text:style-name="T7">$* le nom du fichier sans suffixe</text:span></text:p>
                  </text:list-item>
                </text:list>
              </text:list-item>
              <text:list-item>
                <text:p><text:span text:style-name="T7">On peut aussi faire des règles génériques s’appliquant à tous les fichiers du même type :</text:span></text:p>
                <text:p><text:span text:style-name="T7"/></text:p>
                <text:p><text:span text:style-name="T10"/></text:p>
                <text:p><text:span text:style-name="T7"/></text:p>
              </text:list-item>
            </text:list>
          </draw:text-box>
        </draw:frame>
        <draw:custom-shape draw:style-name="gr10" draw:text-style-name="P14" draw:layer="layout" svg:width="22.8cm" svg:height="1.7cm" svg:x="2.6cm" svg:y="15.1cm">
          <text:p text:style-name="P6"><text:span text:style-name="T17">%.o : %.c</text:span></text:p>
          <text:p text:style-name="P6"><text:span text:style-name="T17"><text:tab/></text:span><text:span text:style-name="T17">règle générique pour les fichiers .o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Exemple</text:span></text:p>
          </draw:text-box>
        </draw:frame>
        <draw:custom-shape draw:style-name="gr2" draw:text-style-name="P12" draw:layer="layout" svg:width="22.8cm" svg:height="14cm" svg:x="2cm" svg:y="3.2cm">
          <text:p text:style-name="P6"><text:span text:style-name="T15">CC=gcc</text:span></text:p>
          <text:p text:style-name="P6"><text:span text:style-name="T15">CFLAGS=-Wall </text:span></text:p>
          <text:p text:style-name="P6"><text:span text:style-name="T15">DEPS=cpt.h</text:span></text:p>
          <text:p text:style-name="P6"><text:span text:style-name="T15">EXEC=glob2</text:span></text:p>
          <text:p text:style-name="P6"><text:span text:style-name="T15"/></text:p>
          <text:p text:style-name="P6"><text:span text:style-name="T15">all : $(EXEC)</text:span></text:p>
          <text:p text:style-name="P6"><text:span text:style-name="T15"/></text:p>
          <text:p text:style-name="P6"><text:span text:style-name="T15">cpt.o : cpt.c $(DEPS)</text:span></text:p>
          <text:p text:style-name="P6"><text:span text:style-name="T15"><text:tab/></text:span><text:span text:style-name="T15">$(CC) $(CFLAGS) -c cpt.c</text:span></text:p>
          <text:p text:style-name="P6"><text:span text:style-name="T15"/></text:p>
          <text:p text:style-name="P6"><text:span text:style-name="T15">glob2.o : glob2.c $(DEPS)</text:span></text:p>
          <text:p text:style-name="P6"><text:span text:style-name="T15"><text:tab/></text:span><text:span text:style-name="T15">$(CC) $(CFLAGS) -c glob2.c</text:span></text:p>
          <text:p text:style-name="P6"><text:span text:style-name="T15"/></text:p>
          <text:p text:style-name="P6"><text:span text:style-name="T15">glob2 : glob2.o cpt.o</text:span></text:p>
          <text:p text:style-name="P6"><text:span text:style-name="T15"><text:tab/></text:span><text:span text:style-name="T15">$(CC) $(CFLAGS) -o glob2 glob2.o cpt.o</text:span></text:p>
          <text:p text:style-name="P6"><text:span text:style-name="T15"/></text:p>
          <text:p text:style-name="P6"><text:span text:style-name="T15">clean :</text:span></text:p>
          <text:p text:style-name="P6"><text:span text:style-name="T15"><text:tab/></text:span><text:span text:style-name="T15">rm -rf $(EXEC) *.o</text:span></text:p>
          <text:p text:style-name="P6"><text:span text:style-name="T19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8" draw:layer="layout" svg:width="8.4cm" svg:height="0.971cm" svg:x="9.8cm" svg:y="18cm">
          <draw:text-box>
            <text:p><text:span text:style-name="T9">Makefi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Exemple</text:span></text:p>
          </draw:text-box>
        </draw:frame>
        <draw:custom-shape draw:style-name="gr19" draw:text-style-name="P12" draw:layer="layout" svg:width="22.8cm" svg:height="8.2cm" svg:x="2cm" svg:y="3.2cm">
          <text:p text:style-name="P6"><text:span text:style-name="T15">CC=gcc</text:span></text:p>
          <text:p text:style-name="P6"><text:span text:style-name="T15">CFLAGS=-Wall </text:span></text:p>
          <text:p text:style-name="P6"><text:span text:style-name="T15">DEPS=cpt.h</text:span></text:p>
          <text:p text:style-name="P6"><text:span text:style-name="T15">EXEC=glob2</text:span></text:p>
          <text:p text:style-name="P6"><text:span text:style-name="T15"/></text:p>
          <text:p text:style-name="P6"><text:span text:style-name="T15">all : $(EXEC)</text:span></text:p>
          <text:p text:style-name="P6"><text:span text:style-name="T15"/></text:p>
          <text:p text:style-name="P6"><text:span text:style-name="T15">%.o: %.c $(DEPS)</text:span></text:p>
          <text:p text:style-name="P6"><text:span text:style-name="T15"><text:tab/></text:span><text:span text:style-name="T15">$(CC) $(CFLAGS) -c $&lt; </text:span></text:p>
          <text:p text:style-name="P6"><text:span text:style-name="T15"/></text:p>
          <text:p text:style-name="P6"><text:span text:style-name="T15">glob2 : glob2.o cpt.o</text:span></text:p>
          <text:p text:style-name="P6"><text:span text:style-name="T15"><text:tab/></text:span><text:span text:style-name="T15">$(CC) $(CFLAGS) -o $@ $^</text:span></text:p>
          <text:p text:style-name="P6"><text:span text:style-name="T15"/></text:p>
          <text:p text:style-name="P6"><text:span text:style-name="T15">clean :</text:span></text:p>
          <text:p text:style-name="P6"><text:span text:style-name="T15"><text:tab/></text:span><text:span text:style-name="T15">rm -rf $(EXEC) *.o</text:span></text:p>
          <text:p text:style-name="P6"><text:span text:style-name="T15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8" draw:layer="layout" svg:width="8.4cm" svg:height="0.971cm" svg:x="10.2cm" svg:y="11.829cm">
          <draw:text-box>
            <text:p><text:span text:style-name="T9">Makefile</text:span></text:p>
          </draw:text-box>
        </draw:frame>
        <draw:frame draw:style-name="gr20" draw:text-style-name="P16" draw:layer="layout" svg:width="23cm" svg:height="3.095cm" svg:x="2.3cm" svg:y="13.4cm">
          <draw:text-box>
            <text:p>Vous pouvez réutiliser ce Makefile tel quel en changeant :</text:p>
            <text:list text:style-name="L1">
              <text:list-item>
                <text:p>Le nom de l’exécutable</text:p>
              </text:list-item>
              <text:list-item>
                <text:p>Les .h dans la macro DEPS</text:p>
              </text:list-item>
              <text:list-item>
                <text:p>Les .o dans la règle pour glob2 (et aussi le nom glob2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Débugger</text:span></text:p>
          </draw:text-box>
        </draw:frame>
        <draw:frame presentation:style-name="pr4" draw:text-style-name="P5" draw:layer="layout" svg:width="25.199cm" svg:height="13.8cm" svg:x="1cm" svg:y="4.2cm" presentation:class="outline" presentation:user-transformed="true">
          <draw:text-box>
            <text:list text:style-name="L2">
              <text:list-item>
                <text:p><text:span text:style-name="T7">Il est important de faire des affichages d’informations afin de trouver les bugs dans vos programmes</text:span></text:p>
              </text:list-item>
              <text:list-item>
                <text:p><text:span text:style-name="T7">Une méthode simple consiste à faire des printf régulièrement</text:span></text:p>
              </text:list-item>
              <text:list-item>
                <text:p><text:span text:style-name="T7">Pour éviter de les mettre puis de les enlever ces printf, on peut penser à développer un mode debug</text:span></text:p>
              </text:list-item>
              <text:list-item>
                <text:p><text:span text:style-name="T7">Pour cela, on peut faire un fichier debug.h avec une seule ligne</text:span></text:p>
                <text:p><text:span text:style-name="T7"/></text:p>
                <text:p><text:span text:style-name="T7"/></text:p>
              </text:list-item>
              <text:list-item>
                <text:p><text:span text:style-name="T7">Quand on passe en mode non-debug on change la valeur de DEBUG de 0 à 1</text:span></text:p>
              </text:list-item>
              <text:list-item>
                <text:p><text:span text:style-name="T7">Et après dans le code, on peut faire des tests selon la valeur de cette macro</text:span></text:p>
                <text:p><text:span text:style-name="T7"/></text:p>
                <text:p><text:span text:style-name="T10"/></text:p>
                <text:p><text:span text:style-name="T7"/></text:p>
              </text:list-item>
            </text:list>
          </draw:text-box>
        </draw:frame>
        <draw:custom-shape draw:style-name="gr10" draw:text-style-name="P14" draw:layer="layout" svg:width="22.8cm" svg:height="1.7cm" svg:x="2.4cm" svg:y="10.9cm">
          <text:p text:style-name="P6"><text:span text:style-name="T17">#define DEBUG 1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Exemple</text:span></text:p>
          </draw:text-box>
        </draw:frame>
        <draw:custom-shape draw:style-name="gr2" draw:text-style-name="P12" draw:layer="layout" svg:width="22.8cm" svg:height="14cm" svg:x="2cm" svg:y="3.2cm">
          <text:p text:style-name="P6"><text:span text:style-name="T15">#include &lt;stdio.h&gt;</text:span></text:p>
          <text:p text:style-name="P6"><text:span text:style-name="T15">#include &lt;stdlib.h&gt;</text:span></text:p>
          <text:p text:style-name="P6"><text:span text:style-name="T15">#include "debug.h"</text:span></text:p>
          <text:p text:style-name="P6"><text:span text:style-name="T15"/></text:p>
          <text:p text:style-name="P6"><text:span text:style-name="T15">unsigned fact(unsigned n){</text:span></text:p>
          <text:p text:style-name="P6"><text:span text:style-name="T15"><text:s text:c="2"/></text:span><text:span text:style-name="T15">unsigned v=0;</text:span></text:p>
          <text:p text:style-name="P6"><text:span text:style-name="T15"><text:s text:c="2"/></text:span><text:span text:style-name="T15">if(DEBUG){</text:span></text:p>
          <text:p text:style-name="P6"><text:span text:style-name="T15"><text:s text:c="4"/></text:span><text:span text:style-name="T15">printf("DEBUG : Appel fact(%u)\n",n);</text:span></text:p>
          <text:p text:style-name="P6"><text:span text:style-name="T15"><text:s text:c="2"/></text:span><text:span text:style-name="T15">}</text:span></text:p>
          <text:p text:style-name="P6"><text:span text:style-name="T15"><text:s text:c="2"/></text:span><text:span text:style-name="T15">if(n==0){</text:span></text:p>
          <text:p text:style-name="P6"><text:span text:style-name="T15"><text:s text:c="4"/></text:span><text:span text:style-name="T15">v=1;</text:span></text:p>
          <text:p text:style-name="P6"><text:span text:style-name="T15"><text:s text:c="2"/></text:span><text:span text:style-name="T15">}else{</text:span></text:p>
          <text:p text:style-name="P6"><text:span text:style-name="T15"><text:s text:c="4"/></text:span><text:span text:style-name="T15">v=n*fact(n-1);</text:span></text:p>
          <text:p text:style-name="P6"><text:span text:style-name="T15"><text:s text:c="2"/></text:span><text:span text:style-name="T15">}</text:span></text:p>
          <text:p text:style-name="P6"><text:span text:style-name="T15"><text:s text:c="2"/></text:span><text:span text:style-name="T15">if(DEBUG){</text:span></text:p>
          <text:p text:style-name="P6"><text:span text:style-name="T15"><text:s text:c="4"/></text:span><text:span text:style-name="T15">printf("DEBUG : ----&gt; Valeur renvoyee %u\n",v);</text:span></text:p>
          <text:p text:style-name="P6"><text:span text:style-name="T15"><text:s text:c="2"/></text:span><text:span text:style-name="T15">}</text:span></text:p>
          <text:p text:style-name="P6"><text:span text:style-name="T15"><text:s text:c="2"/></text:span><text:span text:style-name="T15">return v; </text:span></text:p>
          <text:p text:style-name="P6"><text:span text:style-name="T15">}</text:span></text:p>
          <text:p text:style-name="P6"><text:span text:style-name="T15"/></text:p>
          <text:p text:style-name="P6"><text:span text:style-name="T15">int main(){</text:span></text:p>
          <text:p text:style-name="P6"><text:span text:style-name="T15"><text:s text:c="2"/></text:span><text:span text:style-name="T15">if(DEBUG){</text:span></text:p>
          <text:p text:style-name="P6"><text:span text:style-name="T15"><text:s text:c="4"/></text:span><text:span text:style-name="T15">printf("DEBUG : Lancement du programme\n");</text:span></text:p>
          <text:p text:style-name="P6"><text:span text:style-name="T15"><text:s text:c="2"/></text:span><text:span text:style-name="T15">}</text:span></text:p>
          <text:p text:style-name="P6"><text:span text:style-name="T15"><text:s text:c="2"/></text:span><text:span text:style-name="T15">int v=fact(8);</text:span></text:p>
          <text:p text:style-name="P6"><text:span text:style-name="T15"><text:s text:c="2"/></text:span><text:span text:style-name="T15">printf("Le resultat est : %u\n",v);</text:span></text:p>
          <text:p text:style-name="P6"><text:span text:style-name="T15"><text:s text:c="2"/></text:span><text:span text:style-name="T15">return EXIT_SUCCESS;</text:span></text:p>
          <text:p text:style-name="P6"><text:span text:style-name="T15">}</text:span></text:p>
          <text:p text:style-name="P6"><text:span text:style-name="T15"/></text:p>
          <text:p text:style-name="P6"><text:span text:style-name="T15"/></text:p>
          <text:p text:style-name="P6"><text:span text:style-name="T15"/></text:p>
          <text:p text:style-name="P6"><text:span text:style-name="T15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8" draw:layer="layout" svg:width="8.4cm" svg:height="0.971cm" svg:x="9.8cm" svg:y="18cm">
          <draw:text-box>
            <text:p><text:span text:style-name="T9">prog-deb.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Outils</text:span></text:p>
          </draw:text-box>
        </draw:frame>
        <draw:frame presentation:style-name="pr4" draw:text-style-name="P5" draw:layer="layout" svg:width="25.199cm" svg:height="13.8cm" svg:x="1cm" svg:y="4.2cm" presentation:class="outline" presentation:user-transformed="true">
          <draw:text-box>
            <text:list text:style-name="L2">
              <text:list-item>
                <text:p><text:span text:style-name="T7">Il existe aussi des outils pour débugger/corriger vos programmes</text:span></text:p>
              </text:list-item>
              <text:list-item>
                <text:p><text:span text:style-name="T7">Par exemple :</text:span></text:p>
                <text:list>
                  <text:list-item>
                    <text:p><text:span text:style-name="T20">gdb</text:span><text:span text:style-name="T7"> : le déboggeur de gnu, qui permet de faire avancer le programme pas à pas, d’arrêter son exécution, de voir la valeur des variables à un instant etc</text:span></text:p>
                  </text:list-item>
                  <text:list-item>
                    <text:p><text:span text:style-name="T20">valgrind</text:span><text:span text:style-name="T7"> : pour détecter les problèmes liés à la manipulation de la mémoire en particulier les fuites mémoire</text:span></text:p>
                  </text:list-item>
                </text:list>
                <text:p><text:span text:style-name="T7"/></text:p>
                <text:p><text:span text:style-name="T7"/></text:p>
                <text:p><text:span text:style-name="T7"/></text:p>
                <text:p><text:span text:style-name="T10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Exemple</text:span></text:p>
          </draw:text-box>
        </draw:frame>
        <draw:custom-shape draw:style-name="gr2" draw:text-style-name="P12" draw:layer="layout" svg:width="22.8cm" svg:height="14cm" svg:x="2cm" svg:y="3.2cm">
          <text:p text:style-name="P6"><text:span text:style-name="T15">#include &lt;stdio.h&gt;</text:span></text:p>
          <text:p text:style-name="P6"><text:span text:style-name="T15">#include &lt;stdlib.h&gt;</text:span></text:p>
          <text:p text:style-name="P6"><text:span text:style-name="T15">#include &lt;assert.h&gt;</text:span></text:p>
          <text:p text:style-name="P6"><text:span text:style-name="T15"/></text:p>
          <text:p text:style-name="P6"><text:span text:style-name="T15">char *ch;</text:span></text:p>
          <text:p text:style-name="P6"><text:span text:style-name="T15"/></text:p>
          <text:p text:style-name="P6"><text:span text:style-name="T15">unsigned somme_n(unsigned n){</text:span></text:p>
          <text:p text:style-name="P6"><text:span text:style-name="T15"><text:s text:c="2"/></text:span><text:span text:style-name="T15">unsigned r=0;</text:span></text:p>
          <text:p text:style-name="P6"><text:span text:style-name="T15"><text:s text:c="2"/></text:span><text:span text:style-name="T15">for(unsigned i=0;i&lt;=n;++i){</text:span></text:p>
          <text:p text:style-name="P6"><text:span text:style-name="T15"><text:s text:c="4"/></text:span><text:span text:style-name="T15">r+=i;</text:span></text:p>
          <text:p text:style-name="P6"><text:span text:style-name="T15"><text:s text:c="2"/></text:span><text:span text:style-name="T15">}</text:span></text:p>
          <text:p text:style-name="P6"><text:span text:style-name="T15"><text:s text:c="2"/></text:span><text:span text:style-name="T15">return r;</text:span></text:p>
          <text:p text:style-name="P6"><text:span text:style-name="T15">}</text:span></text:p>
          <text:p text:style-name="P6"><text:span text:style-name="T15"/></text:p>
          <text:p text:style-name="P6"><text:span text:style-name="T15">int main(){</text:span></text:p>
          <text:p text:style-name="P6"><text:span text:style-name="T15"><text:s text:c="2"/></text:span><text:span text:style-name="T15">printf("Entrer un entier positif :\n");</text:span></text:p>
          <text:p text:style-name="P6"><text:span text:style-name="T15"><text:s text:c="2"/></text:span><text:span text:style-name="T15">unsigned v=0;</text:span></text:p>
          <text:p text:style-name="P6"><text:span text:style-name="T15"><text:s text:c="2"/></text:span><text:span text:style-name="T15">scanf("%u",&amp;v);</text:span></text:p>
          <text:p text:style-name="P6"><text:span text:style-name="T15"><text:s text:c="2"/></text:span><text:span text:style-name="T15">unsigned res=somme_n(v);</text:span></text:p>
          <text:p text:style-name="P6"><text:span text:style-name="T15"><text:s text:c="2"/></text:span><text:span text:style-name="T15">int r=sprintf(ch,"Le resultat est %u\n",res);</text:span></text:p>
          <text:p text:style-name="P6"><text:span text:style-name="T15"><text:s text:c="2"/></text:span><text:span text:style-name="T15">assert(r&gt;=0);</text:span></text:p>
          <text:p text:style-name="P6"><text:span text:style-name="T15"><text:s text:c="2"/></text:span><text:span text:style-name="T15">printf("%s",ch);</text:span></text:p>
          <text:p text:style-name="P6"><text:span text:style-name="T15"><text:s text:c="2"/></text:span><text:span text:style-name="T15">return EXIT_SUCCESS;</text:span></text:p>
          <text:p text:style-name="P6"><text:span text:style-name="T15">}</text:span></text:p>
          <text:p text:style-name="P6"><text:span text:style-name="T15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8" draw:layer="layout" svg:width="8.4cm" svg:height="0.971cm" svg:x="9.8cm" svg:y="18cm">
          <draw:text-box>
            <text:p><text:span text:style-name="T9">crash-prog.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gdb</text:span></text:p>
          </draw:text-box>
        </draw:frame>
        <draw:frame presentation:style-name="pr4" draw:text-style-name="P5" draw:layer="layout" svg:width="25.199cm" svg:height="13.8cm" svg:x="1cm" svg:y="4.2cm" presentation:class="outline" presentation:user-transformed="true">
          <draw:text-box>
            <text:list text:style-name="L2">
              <text:list-item>
                <text:p><text:span text:style-name="T7">Pour compiler le programme précédent pour gdb :</text:span></text:p>
                <text:list>
                  <text:list-item>
                    <text:list>
                      <text:list-item>
                        <text:p text:style-name="P17"><text:span text:style-name="T21">gcc </text:span><text:span text:style-name="T22">-g</text:span><text:span text:style-name="T21"> -Wall -o crash-prog crash-prog.c </text:span></text:p>
                      </text:list-item>
                    </text:list>
                  </text:list-item>
                </text:list>
              </text:list-item>
              <text:list-item>
                <text:p><text:span text:style-name="T7">Si on exécute ce programme normalement, on obtient une erreur de segmentation</text:span></text:p>
                <text:p><text:span text:style-name="T7"/></text:p>
                <text:p><text:span text:style-name="T7"/></text:p>
              </text:list-item>
              <text:list-item>
                <text:p><text:span text:style-name="T7">Mais, on n’a aucune information de ce qui a pu causer l’erreur de segmentation</text:span></text:p>
              </text:list-item>
              <text:list-item>
                <text:p><text:span text:style-name="T7">On va donc utiliser gdb</text:span></text:p>
              </text:list-item>
              <text:list-item>
                <text:p><text:span text:style-name="T7">Pour le lancer avec le programme on fait :</text:span></text:p>
                <text:list>
                  <text:list-item>
                    <text:list>
                      <text:list-item>
                        <text:p><text:span text:style-name="T23">gdb crash-prog</text:span></text:p>
                      </text:list-item>
                    </text:list>
                  </text:list-item>
                </text:list>
                <text:p><text:span text:style-name="T7"/></text:p>
                <text:p><text:span text:style-name="T7"/></text:p>
                <text:p><text:span text:style-name="T7"/></text:p>
                <text:p><text:span text:style-name="T10"/></text:p>
                <text:p><text:span text:style-name="T7"/></text:p>
              </text:list-item>
            </text:list>
          </draw:text-box>
        </draw:frame>
        <draw:custom-shape draw:style-name="gr21" draw:text-style-name="P18" draw:layer="layout" svg:width="22.8cm" svg:height="2.5cm" svg:x="2.4cm" svg:y="8.4cm">
          <text:p text:style-name="P6"><text:span text:style-name="T24"><text:s/></text:span><text:span text:style-name="T24">./crash-prog </text:span></text:p>
          <text:p text:style-name="P6"><text:span text:style-name="T24">Entrer un entier positif :</text:span></text:p>
          <text:p text:style-name="P6"><text:span text:style-name="T24">10</text:span></text:p>
          <text:p text:style-name="P6"><text:span text:style-name="T24">Erreur de segm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Exemple</text:span></text:p>
          </draw:text-box>
        </draw:frame>
        <draw:custom-shape draw:style-name="gr22" draw:text-style-name="P19" draw:layer="layout" svg:width="22.8cm" svg:height="14cm" svg:x="2cm" svg:y="3.2cm">
          <text:p text:style-name="P17"><text:span text:style-name="T25">gdb crash-prog </text:span></text:p>
          <text:p text:style-name="P17"><text:span text:style-name="T26">GNU gdb (Debian 10.1-1.7) 10.1.90.20210103-git</text:span></text:p>
          <text:p text:style-name="P17"><text:span text:style-name="T25">Copyright (C) 2021 Free Software Foundation, Inc.</text:span></text:p>
          <text:p text:style-name="P17"><text:span text:style-name="T25">License GPLv3+: GNU GPL version 3 or later &lt;http://gnu.org/licenses/gpl.html&gt;</text:span></text:p>
          <text:p text:style-name="P17"><text:span text:style-name="T25">This is free software: you are free to change and redistribute it.</text:span></text:p>
          <text:p text:style-name="P17"><text:span text:style-name="T25">There is NO WARRANTY, to the extent permitted by law.</text:span></text:p>
          <text:p text:style-name="P17"><text:span text:style-name="T25">Type "show copying" and "show warranty" for details.</text:span></text:p>
          <text:p text:style-name="P17"><text:span text:style-name="T25">This GDB was configured as "x86_64-linux-gnu".</text:span></text:p>
          <text:p text:style-name="P17"><text:span text:style-name="T25">Type "show configuration" for configuration details.</text:span></text:p>
          <text:p text:style-name="P17"><text:span text:style-name="T25">For bug reporting instructions, please see:</text:span></text:p>
          <text:p text:style-name="P17"><text:span text:style-name="T25">&lt;https://www.gnu.org/software/gdb/bugs/&gt;.</text:span></text:p>
          <text:p text:style-name="P17"><text:span text:style-name="T25">Find the GDB manual and other documentation resources online at:</text:span></text:p>
          <text:p text:style-name="P17"><text:span text:style-name="T25"><text:s text:c="4"/></text:span><text:span text:style-name="T25">&lt;http://www.gnu.org/software/gdb/documentation/&gt;.</text:span></text:p>
          <text:p text:style-name="P17"><text:span text:style-name="T25"/></text:p>
          <text:p text:style-name="P17"><text:span text:style-name="T25">For help, type "help".</text:span></text:p>
          <text:p text:style-name="P17"><text:span text:style-name="T25">Type "apropos word" to search for commands related to "word"...</text:span></text:p>
          <text:p text:style-name="P17"><text:span text:style-name="T27">Reading symbols from </text:span><text:span text:style-name="T28">crash-prog</text:span><text:span text:style-name="T27">...</text:span></text:p>
          <text:p text:style-name="P17"><text:span text:style-name="T25">(gdb) 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1" draw:layer="layout" svg:width="8.8cm" svg:height="3.095cm" svg:x="10.2cm" svg:y="12.416cm">
          <draw:text-box>
            <text:p><text:span text:style-name="T16">Ici gdb attend qu’on lui dise quoi faire en lui donnant des commandes à exécuter</text:span></text:p>
          </draw:text-box>
        </draw:frame>
        <draw:line draw:style-name="gr6" draw:text-style-name="P13" draw:layer="layout" svg:x1="4cm" svg:y1="12cm" svg:x2="10.2cm" svg:y2="13.2cm">
          <text:p/>
        </draw:lin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Commandes</text:span></text:p>
          </draw:text-box>
        </draw:frame>
        <draw:frame presentation:style-name="pr4" draw:text-style-name="P5" draw:layer="layout" svg:width="25.199cm" svg:height="13.8cm" svg:x="1cm" svg:y="4.2cm" presentation:class="outline" presentation:user-transformed="true">
          <draw:text-box>
            <text:list text:style-name="L2">
              <text:list-item>
                <text:p><text:span text:style-name="T29">run</text:span></text:p>
                <text:list>
                  <text:list-item>
                    <text:p><text:span text:style-name="T30">Elle exécute le programme jusqu’à ce qu’il termine où rencontre une erreur</text:span></text:p>
                  </text:list-item>
                </text:list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31">backtrace </text:span></text:p>
                <text:list>
                  <text:list-item>
                    <text:p><text:span text:style-name="T7">on peut ensuite appeler backtrace qui permet d’avoir la liste des appels e fonction ayant amené à l’erreur</text:span></text:p>
                  </text:list-item>
                </text:list>
              </text:list-item>
            </text:list>
          </draw:text-box>
        </draw:frame>
        <draw:custom-shape draw:style-name="gr23" draw:text-style-name="P18" draw:layer="layout" svg:width="22.8cm" svg:height="6.2cm" svg:x="2.4cm" svg:y="7.8cm">
          <text:p text:style-name="P6"><text:span text:style-name="T19">(gdb) run</text:span></text:p>
          <text:p text:style-name="P6"><text:span text:style-name="T19">Starting program: /ens/sangnier/TestC/crash-prog </text:span></text:p>
          <text:p text:style-name="P6"><text:span text:style-name="T19">Entrer un entier positif :</text:span></text:p>
          <text:p text:style-name="P6"><text:span text:style-name="T19">10</text:span></text:p>
          <text:p text:style-name="P6"><text:span text:style-name="T19"/></text:p>
          <text:p text:style-name="P6"><text:span text:style-name="T19">Program received signal SIGSEGV, Segmentation fault.</text:span></text:p>
          <text:p text:style-name="P6"><text:span text:style-name="T19">0x00007ffff7e502e1 in __GI__IO_str_overflow (fp=0x7fffffffe710, c=76)</text:span></text:p>
          <text:p text:style-name="P6"><text:span text:style-name="T19"><text:s text:c="4"/></text:span><text:span text:style-name="T19">at strops.c:133</text:span></text:p>
          <text:p text:style-name="P6"><text:span text:style-name="T19">133</text:span><text:span text:style-name="T19"><text:tab/></text:span><text:span text:style-name="T19">strops.c: Aucun fichier ou dossier de ce type.</text:span></text:p>
          <text:p text:style-name="P6"><text:span text:style-name="T19">(gdb)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Exemple</text:span></text:p>
          </draw:text-box>
        </draw:frame>
        <draw:custom-shape draw:style-name="gr24" draw:text-style-name="P20" draw:layer="layout" svg:width="24.8cm" svg:height="10.631cm" draw:transform="skewX (0.00261799387799149) rotate (0.00261799387799149) translate (2cm 3.2cm)">
          <text:p text:style-name="P17"><text:span text:style-name="T25">(gdb) backtrace</text:span></text:p>
          <text:p text:style-name="P17"><text:span text:style-name="T25">#0 <text:s/>0x00007ffff7e502e1 in __GI__IO_str_overflow (fp=0x7fffffffe710, c=76)</text:span></text:p>
          <text:p text:style-name="P17"><text:span text:style-name="T25"><text:s text:c="4"/></text:span><text:span text:style-name="T25">at strops.c:133</text:span></text:p>
          <text:p text:style-name="P17"><text:span text:style-name="T25">#1 <text:s/>0x00007ffff7e4eba1 in __GI__IO_default_xsputn (n=&lt;optimized out&gt;, </text:span></text:p>
          <text:p text:style-name="P17"><text:span text:style-name="T25"><text:s text:c="4"/></text:span><text:span text:style-name="T25">data=&lt;optimized out&gt;, f=&lt;optimized out&gt;) at genops.c:399</text:span></text:p>
          <text:p text:style-name="P17"><text:span text:style-name="T25">#2 <text:s/>__GI__IO_default_xsputn (f=0x7fffffffe710, data=&lt;optimized out&gt;, n=16)</text:span></text:p>
          <text:p text:style-name="P17"><text:span text:style-name="T25"><text:s text:c="4"/></text:span><text:span text:style-name="T25">at genops.c:370</text:span></text:p>
          <text:p text:style-name="P17"><text:span text:style-name="T25">#3 <text:s/>0x00007ffff7e35d80 in __vfprintf_internal (s=s@entry=0x7fffffffe710, </text:span></text:p>
          <text:p text:style-name="P17"><text:span text:style-name="T25"><text:s text:c="4"/></text:span><text:span text:style-name="T25">format=format@entry=0x555555556022 "Le resultat est %u\n", </text:span></text:p>
          <text:p text:style-name="P17"><text:span text:style-name="T25"><text:s text:c="4"/></text:span><text:span text:style-name="T25">ap=ap@entry=0x7fffffffe850, mode_flags=mode_flags@entry=0)</text:span></text:p>
          <text:p text:style-name="P17"><text:span text:style-name="T25"><text:s text:c="4"/></text:span><text:span text:style-name="T25">at ../libio/libioP.h:948</text:span></text:p>
          <text:p text:style-name="P17"><text:span text:style-name="T25">#4 <text:s/>0x00007ffff7e430d0 in __vsprintf_internal (string=0x0, </text:span></text:p>
          <text:p text:style-name="P17"><text:span text:style-name="T25"><text:s text:c="4"/></text:span><text:span text:style-name="T25">maxlen=maxlen@entry=18446744073709551615, </text:span></text:p>
          <text:p text:style-name="P17"><text:span text:style-name="T25"><text:s text:c="4"/></text:span><text:span text:style-name="T25">format=0x555555556022 "Le resultat est %u\n", </text:span></text:p>
          <text:p text:style-name="P17"><text:span text:style-name="T25"><text:s text:c="4"/></text:span><text:span text:style-name="T25">args=args@entry=0x7fffffffe850, mode_flags=mode_flags@entry=0)</text:span></text:p>
          <text:p text:style-name="P17"><text:span text:style-name="T25"><text:s text:c="4"/></text:span><text:span text:style-name="T25">at iovsprintf.c:96</text:span></text:p>
          <text:p text:style-name="P17"><text:span text:style-name="T25">#5 <text:s/>0x00007ffff7e22f14 in __sprintf (s=&lt;optimized out&gt;, format=&lt;optimized out&gt;)</text:span></text:p>
          <text:p text:style-name="P17"><text:span text:style-name="T25"><text:s text:c="4"/></text:span><text:span text:style-name="T25">at sprintf.c:30</text:span></text:p>
          <text:p text:style-name="P17"><text:span text:style-name="T25">#6 <text:s/>0x0000555555555201 in main () at crash-prog.c:20</text:span></text:p>
          <text:p text:style-name="P17"><text:span text:style-name="T25">(gdb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1" draw:layer="layout" svg:width="17.647cm" svg:height="2.308cm" svg:x="8.6cm" svg:y="15.603cm">
          <draw:text-box>
            <text:p><text:span text:style-name="T16">Probleme a la ligne 20 de crash-prog.c</text:span></text:p>
            <text:p><text:span text:style-name="T16"/></text:p>
            <text:p><text:span text:style-name="T32">int r=sprintf(ch,"Le resultat est %u\n",res);</text:span></text:p>
          </draw:text-box>
        </draw:frame>
        <draw:line draw:style-name="gr6" draw:text-style-name="P13" draw:layer="layout" svg:x1="17.2cm" svg:y1="12.6cm" svg:x2="14.2cm" svg:y2="15.6cm">
          <text:p/>
        </draw:lin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Commandes</text:span></text:p>
          </draw:text-box>
        </draw:frame>
        <draw:frame presentation:style-name="pr4" draw:text-style-name="P5" draw:layer="layout" svg:width="25.199cm" svg:height="13.8cm" svg:x="1cm" svg:y="4.2cm" presentation:class="outline" presentation:user-transformed="true">
          <draw:text-box>
            <text:list text:style-name="L2">
              <text:list-item>
                <text:p><text:span text:style-name="T29">break</text:span></text:p>
                <text:list>
                  <text:list-item>
                    <text:p><text:span text:style-name="T30">Cette fonction permet de mettre des points d’arrêts dans le programme</text:span></text:p>
                  </text:list-item>
                  <text:list-item>
                    <text:p><text:span text:style-name="T30">Quand on fera un run, le programme s’arrêtera là</text:span></text:p>
                  </text:list-item>
                  <text:list-item>
                    <text:p><text:span text:style-name="T30">On peut dire <text:s/></text:span><text:span text:style-name="T21">break crash-prog.c:20 </text:span></text:p>
                    <text:list>
                      <text:list-item>
                        <text:p><text:span text:style-name="T30">Met un point d’arrêt à la ligne 20 du programme crash-prog</text:span></text:p>
                      </text:list-item>
                    </text:list>
                  </text:list-item>
                  <text:list-item>
                    <text:p><text:span text:style-name="T30">Ou encore break crash-prog.c:nom-fonction</text:span></text:p>
                    <text:list>
                      <text:list-item>
                        <text:p><text:span text:style-name="T30">Le programme s’arrête avant l’exécution de la fonc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33">print</text:span></text:p>
                <text:list>
                  <text:list-item>
                    <text:p><text:span text:style-name="T30">Permet d’afficher la valeur de variables</text:span></text:p>
                  </text:list-item>
                  <text:list-item>
                    <text:p><text:span text:style-name="T30">par exemple </text:span><text:span text:style-name="T21">print j</text:span><text:span text:style-name="T30"> -&gt; affiche le contenu de la variable j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Exemple</text:span></text:p>
          </draw:text-box>
        </draw:frame>
        <draw:custom-shape draw:style-name="gr26" draw:text-style-name="P21" draw:layer="layout" svg:width="24.8cm" svg:height="11.232cm" draw:transform="skewX (0.00261799387799149) rotate (0.00261799387799149) translate (2cm 3.2cm)">
          <text:p text:style-name="P17"><text:span text:style-name="T34">(gdb) break crash-prog.c:20</text:span></text:p>
          <text:p text:style-name="P17"><text:span text:style-name="T34">Breakpoint 1 at 0x5555555551e3: file crash-prog.c, line 20.</text:span></text:p>
          <text:p text:style-name="P17"><text:span text:style-name="T34">(gdb) run</text:span></text:p>
          <text:p text:style-name="P17"><text:span text:style-name="T34">The program being debugged has been started already.</text:span></text:p>
          <text:p text:style-name="P17"><text:span text:style-name="T34">Start it from the beginning? (y or n) y</text:span></text:p>
          <text:p text:style-name="P17"><text:span text:style-name="T34">Starting program: /ens/sangnier/TestC/crash-prog </text:span></text:p>
          <text:p text:style-name="P17"><text:span text:style-name="T34">Entrer un entier positif :</text:span></text:p>
          <text:p text:style-name="P17"><text:span text:style-name="T34">10</text:span></text:p>
          <text:p text:style-name="P17"><text:span text:style-name="T34"/></text:p>
          <text:p text:style-name="P17"><text:span text:style-name="T34">Breakpoint 1, main () at crash-prog.c:20</text:span></text:p>
          <text:p text:style-name="P17"><text:span text:style-name="T34">20</text:span><text:span text:style-name="T34"><text:tab/></text:span><text:span text:style-name="T34"> <text:s/>int r=sprintf(ch,"Le resultat est %u\n",res);</text:span></text:p>
          <text:p text:style-name="P17"><text:span text:style-name="T34">(gdb) print res</text:span></text:p>
          <text:p text:style-name="P17"><text:span text:style-name="T34">$1 = 55</text:span></text:p>
          <text:p text:style-name="P17"><text:span text:style-name="T34">(gdb) print ch</text:span></text:p>
          <text:p text:style-name="P17"><text:span text:style-name="T34">$2 = 0x0</text:span></text:p>
          <text:p text:style-name="P17"><text:span text:style-name="T34">(gdb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8.088cm" svg:height="0.962cm" svg:x="9cm" svg:y="15.6cm">
          <draw:text-box>
            <text:p><text:span text:style-name="T16">La valeur de ch est NULL</text:span></text:p>
          </draw:text-box>
        </draw:frame>
        <draw:line draw:style-name="gr6" draw:text-style-name="P13" draw:layer="layout" svg:x1="4.2cm" svg:y1="13.2cm" svg:x2="9cm" svg:y2="15.8cm">
          <text:p/>
        </draw:lin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Exemple</text:span></text:p>
          </draw:text-box>
        </draw:frame>
        <draw:custom-shape draw:style-name="gr2" draw:text-style-name="P12" draw:layer="layout" svg:width="22.8cm" svg:height="14cm" svg:x="2cm" svg:y="3.2cm">
          <text:p text:style-name="P6"><text:span text:style-name="T15">#include &lt;stdio.h&gt;</text:span></text:p>
          <text:p text:style-name="P6"><text:span text:style-name="T15">#include &lt;stdlib.h&gt;</text:span></text:p>
          <text:p text:style-name="P6"><text:span text:style-name="T15">#include &lt;assert.h&gt;</text:span></text:p>
          <text:p text:style-name="P6"><text:span text:style-name="T15"/></text:p>
          <text:p text:style-name="P6"><text:span text:style-name="T35">char ch[100];</text:span></text:p>
          <text:p text:style-name="P6"><text:span text:style-name="T15"/></text:p>
          <text:p text:style-name="P6"><text:span text:style-name="T15">unsigned somme_n(unsigned n){</text:span></text:p>
          <text:p text:style-name="P6"><text:span text:style-name="T15"><text:s text:c="2"/></text:span><text:span text:style-name="T15">unsigned r=0;</text:span></text:p>
          <text:p text:style-name="P6"><text:span text:style-name="T15"><text:s text:c="2"/></text:span><text:span text:style-name="T15">for(unsigned i=0;i&lt;=n;++i){</text:span></text:p>
          <text:p text:style-name="P6"><text:span text:style-name="T15"><text:s text:c="4"/></text:span><text:span text:style-name="T15">r+=i;</text:span></text:p>
          <text:p text:style-name="P6"><text:span text:style-name="T15"><text:s text:c="2"/></text:span><text:span text:style-name="T15">}</text:span></text:p>
          <text:p text:style-name="P6"><text:span text:style-name="T15"><text:s text:c="2"/></text:span><text:span text:style-name="T15">return r;</text:span></text:p>
          <text:p text:style-name="P6"><text:span text:style-name="T15">}</text:span></text:p>
          <text:p text:style-name="P6"><text:span text:style-name="T15"/></text:p>
          <text:p text:style-name="P6"><text:span text:style-name="T15">int main(){</text:span></text:p>
          <text:p text:style-name="P6"><text:span text:style-name="T15"><text:s text:c="2"/></text:span><text:span text:style-name="T15">printf("Entrer un entier positif :\n");</text:span></text:p>
          <text:p text:style-name="P6"><text:span text:style-name="T15"><text:s text:c="2"/></text:span><text:span text:style-name="T15">unsigned v=0;</text:span></text:p>
          <text:p text:style-name="P6"><text:span text:style-name="T15"><text:s text:c="2"/></text:span><text:span text:style-name="T15">scanf("%u",&amp;v);</text:span></text:p>
          <text:p text:style-name="P6"><text:span text:style-name="T15"><text:s text:c="2"/></text:span><text:span text:style-name="T15">unsigned res=somme_n(v);</text:span></text:p>
          <text:p text:style-name="P6"><text:span text:style-name="T15"><text:s text:c="2"/></text:span><text:span text:style-name="T15">int r=sprintf(ch,"Le resultat est %u\n",res);</text:span></text:p>
          <text:p text:style-name="P6"><text:span text:style-name="T15"><text:s text:c="2"/></text:span><text:span text:style-name="T15">assert(r&gt;=0);</text:span></text:p>
          <text:p text:style-name="P6"><text:span text:style-name="T15"><text:s text:c="2"/></text:span><text:span text:style-name="T15">printf("%s",ch);</text:span></text:p>
          <text:p text:style-name="P6"><text:span text:style-name="T15"><text:s text:c="2"/></text:span><text:span text:style-name="T15">return EXIT_SUCCESS;</text:span></text:p>
          <text:p text:style-name="P6"><text:span text:style-name="T15">}</text:span></text:p>
          <text:p text:style-name="P6"><text:span text:style-name="T15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8" draw:layer="layout" svg:width="8.4cm" svg:height="0.971cm" svg:x="9.8cm" svg:y="18cm">
          <draw:text-box>
            <text:p><text:span text:style-name="T9">crash-prog-corr.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Commandes</text:span></text:p>
          </draw:text-box>
        </draw:frame>
        <draw:frame presentation:style-name="pr4" draw:text-style-name="P5" draw:layer="layout" svg:width="25.199cm" svg:height="13.8cm" svg:x="1cm" svg:y="4.2cm" presentation:class="outline" presentation:user-transformed="true">
          <draw:text-box>
            <text:list text:style-name="L2">
              <text:list-item>
                <text:p><text:span text:style-name="T29">quit</text:span></text:p>
                <text:list>
                  <text:list-item>
                    <text:p><text:span text:style-name="T30">Pour quitter le débugger</text:span></text:p>
                  </text:list-item>
                </text:list>
              </text:list-item>
              <text:list-item>
                <text:p><text:span text:style-name="T30">On peut aussi se déplacer dans le programme après un breakpoint</text:span></text:p>
                <text:list>
                  <text:list-item>
                    <text:p><text:span text:style-name="T33">next</text:span><text:span text:style-name="T30"> (ou </text:span><text:span text:style-name="T33">n</text:span><text:span text:style-name="T30">) : exécute la commande courante</text:span></text:p>
                  </text:list-item>
                  <text:list-item>
                    <text:p><text:span text:style-name="T33">step</text:span><text:span text:style-name="T30"> (ou </text:span><text:span text:style-name="T33">s</text:span><text:span text:style-name="T30">) : exécute la commande courante pas à pas (si il s’agit d’une fonction, on va rentrer dans le corps de la fonction</text:span></text:p>
                  </text:list-item>
                  <text:list-item>
                    <text:p><text:span text:style-name="T33">continue</text:span><text:span text:style-name="T30"> (ou </text:span><text:span text:style-name="T33">c</text:span><text:span text:style-name="T30">) : continue jusqu’au prochai points d’arrêts ou jusqu’à la fin</text:span></text:p>
                  </text:list-item>
                </text:list>
              </text:list-item>
              <text:list-item>
                <text:p><text:span text:style-name="T33">info breakpoints</text:span></text:p>
                <text:list>
                  <text:list-item>
                    <text:p><text:span text:style-name="T30">Affiche les points d’arrêt</text:span></text:p>
                  </text:list-item>
                </text:list>
              </text:list-item>
              <text:list-item>
                <text:p><text:span text:style-name="T33">clear nom_breakpoints</text:span></text:p>
                <text:list>
                  <text:list-item>
                    <text:p><text:span text:style-name="T30">permet d’annuler un point d’arrêt</text:span></text:p>
                  </text:list-item>
                </text:list>
              </text:list-item>
              <text:list-item>
                <text:p><text:span text:style-name="T33">where</text:span></text:p>
                <text:list>
                  <text:list-item>
                    <text:p><text:span text:style-name="T30">Permet de voir l’état de la pile d’appe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Exemple</text:span></text:p>
          </draw:text-box>
        </draw:frame>
        <draw:custom-shape draw:style-name="gr28" draw:text-style-name="P22" draw:layer="layout" svg:width="24.8cm" svg:height="15.032cm" draw:transform="skewX (0.00261799387799149) rotate (0.00261799387799149) translate (2cm 3.2cm)">
          <text:p text:style-name="P17"><text:span text:style-name="T36">(gdb) break fact</text:span></text:p>
          <text:p text:style-name="P17"><text:span text:style-name="T36">Breakpoint 1 at 0x1150: file prog-deb.c, line 6.</text:span></text:p>
          <text:p text:style-name="P17"><text:span text:style-name="T36">(gdb) run</text:span></text:p>
          <text:p text:style-name="P17"><text:span text:style-name="T36">Starting program: /ens/sangnier/TestC/prog-deb </text:span></text:p>
          <text:p text:style-name="P17"><text:span text:style-name="T36">DEBUG : Lancement du programme</text:span></text:p>
          <text:p text:style-name="P17"><text:span text:style-name="T36"/></text:p>
          <text:p text:style-name="P17"><text:span text:style-name="T36">Breakpoint 1, fact (n=8) at prog-deb.c:6</text:span></text:p>
          <text:p text:style-name="P17"><text:span text:style-name="T36">6</text:span><text:span text:style-name="T36"><text:tab/></text:span><text:span text:style-name="T36"> <text:s/>unsigned v=0;</text:span></text:p>
          <text:p text:style-name="P17"><text:span text:style-name="T36">(gdb) c</text:span></text:p>
          <text:p text:style-name="P17"><text:span text:style-name="T36">Continuing.</text:span></text:p>
          <text:p text:style-name="P17"><text:span text:style-name="T36">DEBUG : Appel fact(8)</text:span></text:p>
          <text:p text:style-name="P17"><text:span text:style-name="T36"/></text:p>
          <text:p text:style-name="P17"><text:span text:style-name="T36">Breakpoint 1, fact (n=7) at prog-deb.c:6</text:span></text:p>
          <text:p text:style-name="P17"><text:span text:style-name="T36">6</text:span><text:span text:style-name="T36"><text:tab/></text:span><text:span text:style-name="T36"> <text:s/>unsigned v=0;</text:span></text:p>
          <text:p text:style-name="P17"><text:span text:style-name="T36">(gdb) c</text:span></text:p>
          <text:p text:style-name="P17"><text:span text:style-name="T36">Continuing.</text:span></text:p>
          <text:p text:style-name="P17"><text:span text:style-name="T36">DEBUG : Appel fact(7)</text:span></text:p>
          <text:p text:style-name="P17"><text:span text:style-name="T36"/></text:p>
          <text:p text:style-name="P17"><text:span text:style-name="T36">Breakpoint 1, fact (n=6) at prog-deb.c:6</text:span></text:p>
          <text:p text:style-name="P17"><text:span text:style-name="T36">6</text:span><text:span text:style-name="T36"><text:tab/></text:span><text:span text:style-name="T36"> <text:s/>unsigned v=0;</text:span></text:p>
          <text:p text:style-name="P17"><text:span text:style-name="T36">(gdb) where</text:span></text:p>
          <text:p text:style-name="P17"><text:span text:style-name="T36">#0 <text:s/>fact (n=6) at prog-deb.c:6</text:span></text:p>
          <text:p text:style-name="P17"><text:span text:style-name="T36">#1 <text:s/>0x0000555555555189 in fact (n=7) at prog-deb.c:13</text:span></text:p>
          <text:p text:style-name="P17"><text:span text:style-name="T36">#2 <text:s/>0x0000555555555189 in fact (n=8) at prog-deb.c:13</text:span></text:p>
          <text:p text:style-name="P17"><text:span text:style-name="T36">#3 <text:s/>0x00005555555551cb in main () at prog-deb.c:25</text:span></text:p>
          <text:p text:style-name="P17"><text:span text:style-name="T36">(gdb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Exemple</text:span></text:p>
          </draw:text-box>
        </draw:frame>
        <draw:custom-shape draw:style-name="gr29" draw:text-style-name="P12" draw:layer="layout" svg:width="22.8cm" svg:height="15.829cm" svg:x="2cm" svg:y="3.2cm">
          <text:p text:style-name="P6"><text:span text:style-name="T15">#include &lt;stdio.h&gt;</text:span></text:p>
          <text:p text:style-name="P6"><text:span text:style-name="T15">#include &lt;stdlib.h&gt;</text:span></text:p>
          <text:p text:style-name="P6"><text:span text:style-name="T15">#include &lt;assert.h&gt;</text:span></text:p>
          <text:p text:style-name="P6"><text:span text:style-name="T15"/></text:p>
          <text:p text:style-name="P6"><text:span text:style-name="T15">int *creer_tab(unsigned l){</text:span></text:p>
          <text:p text:style-name="P6"><text:span text:style-name="T15"><text:s text:c="2"/></text:span><text:span text:style-name="T15">int *t=malloc(l*sizeof(int));</text:span></text:p>
          <text:p text:style-name="P6"><text:span text:style-name="T15"><text:s text:c="2"/></text:span><text:span text:style-name="T15">assert(t!=NULL);</text:span></text:p>
          <text:p text:style-name="P6"><text:span text:style-name="T15"><text:s text:c="2"/></text:span><text:span text:style-name="T15">int v=0;</text:span></text:p>
          <text:p text:style-name="P6"><text:span text:style-name="T15"><text:s text:c="2"/></text:span><text:span text:style-name="T15">for(int *t2=t;t2&lt;t+l;++t2){</text:span></text:p>
          <text:p text:style-name="P6"><text:span text:style-name="T15"><text:s text:c="4"/></text:span><text:span text:style-name="T15">*t2=v;</text:span></text:p>
          <text:p text:style-name="P6"><text:span text:style-name="T15"><text:s text:c="4"/></text:span><text:span text:style-name="T15">++v;</text:span></text:p>
          <text:p text:style-name="P6"><text:span text:style-name="T15"><text:s text:c="2"/></text:span><text:span text:style-name="T15">}</text:span></text:p>
          <text:p text:style-name="P6"><text:span text:style-name="T15"><text:s text:c="2"/></text:span><text:span text:style-name="T15">return t;</text:span></text:p>
          <text:p text:style-name="P6"><text:span text:style-name="T15">}</text:span></text:p>
          <text:p text:style-name="P6"><text:span text:style-name="T15"/></text:p>
          <text:p text:style-name="P6"><text:span text:style-name="T15">void affiche_tab(int *t,unsigned n){</text:span></text:p>
          <text:p text:style-name="P6"><text:span text:style-name="T15"><text:s text:c="2"/></text:span><text:span text:style-name="T15">assert(n&gt;0);</text:span></text:p>
          <text:p text:style-name="P6"><text:span text:style-name="T15"><text:s text:c="2"/></text:span><text:span text:style-name="T15">printf("[");</text:span></text:p>
          <text:p text:style-name="P6"><text:span text:style-name="T15"><text:s text:c="2"/></text:span><text:span text:style-name="T15">for(int *t1=t;t1&lt;t+n-1;++t1){</text:span></text:p>
          <text:p text:style-name="P6"><text:span text:style-name="T15"><text:s text:c="4"/></text:span><text:span text:style-name="T15">printf("%d ",*t1);</text:span></text:p>
          <text:p text:style-name="P6"><text:span text:style-name="T15"><text:s text:c="2"/></text:span><text:span text:style-name="T15">}</text:span></text:p>
          <text:p text:style-name="P6"><text:span text:style-name="T15"><text:s text:c="2"/></text:span><text:span text:style-name="T15">printf("%d]\n",*(t+n-1));</text:span></text:p>
          <text:p text:style-name="P6"><text:span text:style-name="T15">}</text:span></text:p>
          <text:p text:style-name="P6"><text:span text:style-name="T15"/></text:p>
          <text:p text:style-name="P6"><text:span text:style-name="T15">int main(){</text:span></text:p>
          <text:p text:style-name="P6"><text:span text:style-name="T15"><text:s text:c="2"/></text:span><text:span text:style-name="T15">int *tab1=creer_tab(5);</text:span></text:p>
          <text:p text:style-name="P6"><text:span text:style-name="T15"><text:s text:c="2"/></text:span><text:span text:style-name="T15">affiche_tab(tab1,5);</text:span></text:p>
          <text:p text:style-name="P6"><text:span text:style-name="T15"><text:s text:c="2"/></text:span><text:span text:style-name="T15">tab1=creer_tab(2);</text:span></text:p>
          <text:p text:style-name="P6"><text:span text:style-name="T15"><text:s text:c="2"/></text:span><text:span text:style-name="T15">affiche_tab(tab1,2);</text:span></text:p>
          <text:p text:style-name="P6"><text:span text:style-name="T15"><text:s text:c="2"/></text:span><text:span text:style-name="T15">return EXIT_SUCCESS;</text:span></text:p>
          <text:p text:style-name="P6"><text:span text:style-name="T15">}</text:span></text:p>
          <text:p text:style-name="P6"><text:span text:style-name="T15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8" draw:layer="layout" svg:width="8.4cm" svg:height="0.971cm" svg:x="7.8cm" svg:y="19.029cm">
          <draw:text-box>
            <text:p><text:span text:style-name="T9">mall-prog.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valgrind</text:span></text:p>
          </draw:text-box>
        </draw:frame>
        <draw:frame presentation:style-name="pr4" draw:text-style-name="P5" draw:layer="layout" svg:width="25.199cm" svg:height="13.8cm" svg:x="1cm" svg:y="4.2cm" presentation:class="outline" presentation:user-transformed="true">
          <draw:text-box>
            <text:list text:style-name="L2">
              <text:list-item>
                <text:p><text:span text:style-name="T7">Pour compiler le programme précédent pour gdb :</text:span></text:p>
                <text:list>
                  <text:list-item>
                    <text:list>
                      <text:list-item>
                        <text:p text:style-name="P17"><text:span text:style-name="T21">gcc </text:span><text:span text:style-name="T22">-g</text:span><text:span text:style-name="T21"> -Wall -o mall-prog mall-prog.c </text:span></text:p>
                      </text:list-item>
                    </text:list>
                  </text:list-item>
                </text:list>
              </text:list-item>
              <text:list-item>
                <text:p><text:span text:style-name="T7">Si on exécute ce programme normalement, tout se passe bien</text:span></text:p>
                <text:p><text:span text:style-name="T7"/></text:p>
                <text:p><text:span text:style-name="T7"/></text:p>
              </text:list-item>
              <text:list-item>
                <text:p><text:span text:style-name="T7">Mais, en fait ce programme a des problèmes</text:span></text:p>
              </text:list-item>
              <text:list-item>
                <text:p><text:span text:style-name="T7">Il fait des fuites mémoire </text:span></text:p>
                <text:list>
                  <text:list-item>
                    <text:p><text:span text:style-name="T7">Il réserve des endroits dans le tas mémoire avec </text:span><text:span text:style-name="T37">malloc</text:span></text:p>
                  </text:list-item>
                  <text:list-item>
                    <text:p><text:span text:style-name="T7">et il ne libère pas ces espaces en faisant un </text:span><text:span text:style-name="T37">free</text:span><text:span text:style-name="T7"> ensuite</text:span></text:p>
                  </text:list-item>
                </text:list>
                <text:p><text:span text:style-name="T7"/></text:p>
                <text:p><text:span text:style-name="T7"/></text:p>
                <text:p><text:span text:style-name="T7"/></text:p>
                <text:p><text:span text:style-name="T10"/></text:p>
                <text:p><text:span text:style-name="T7"/></text:p>
              </text:list-item>
            </text:list>
          </draw:text-box>
        </draw:frame>
        <draw:custom-shape draw:style-name="gr21" draw:text-style-name="P18" draw:layer="layout" svg:width="22.8cm" svg:height="2.5cm" svg:x="2.4cm" svg:y="7.6cm">
          <text:p text:style-name="P6"><text:span text:style-name="T24">./mall-prog </text:span></text:p>
          <text:p text:style-name="P6"><text:span text:style-name="T24">[0 1 2 3 4]</text:span></text:p>
          <text:p text:style-name="P6"><text:span text:style-name="T24">[0 1]</text:span></text:p>
          <text:p text:style-name="P6"><text:span text:style-name="T24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Exemple</text:span></text:p>
          </draw:text-box>
        </draw:frame>
        <draw:custom-shape draw:style-name="gr28" draw:text-style-name="P22" draw:layer="layout" svg:width="24.8cm" svg:height="15.032cm" draw:transform="skewX (0.00261799387799149) rotate (0.00261799387799149) translate (2cm 3.2cm)">
          <text:p text:style-name="P17"><text:span text:style-name="T36">/TestC$ </text:span><text:span text:style-name="T38">valgrind ./mall-prog </text:span></text:p>
          <text:p text:style-name="P17"><text:span text:style-name="T36">==1239491== Memcheck, a memory error detector</text:span></text:p>
          <text:p text:style-name="P17"><text:span text:style-name="T36">==1239491== Copyright (C) 2002-2017, and GNU GPL'd, by Julian Seward et al.</text:span></text:p>
          <text:p text:style-name="P17"><text:span text:style-name="T36">==1239491== Using Valgrind-3.16.1 and LibVEX; rerun with -h for copyright info</text:span></text:p>
          <text:p text:style-name="P17"><text:span text:style-name="T36">==1239491== Command: ./mall-prog</text:span></text:p>
          <text:p text:style-name="P17"><text:span text:style-name="T36">==1239491== </text:span></text:p>
          <text:p text:style-name="P17"><text:span text:style-name="T36">[0 1 2 3 4]</text:span></text:p>
          <text:p text:style-name="P17"><text:span text:style-name="T36">[0 1]</text:span></text:p>
          <text:p text:style-name="P17"><text:span text:style-name="T36">==1239491== </text:span></text:p>
          <text:p text:style-name="P17"><text:span text:style-name="T36">==1239491== HEAP SUMMARY:</text:span></text:p>
          <text:p text:style-name="P17"><text:span text:style-name="T36">==1239491== <text:s text:c="4"/>in use at exit: 28 bytes in 2 blocks</text:span></text:p>
          <text:p text:style-name="P17"><text:span text:style-name="T36">==1239491== <text:s text:c="2"/>total heap usage: 3 allocs, 1 frees, 1,052 bytes allocated</text:span></text:p>
          <text:p text:style-name="P17"><text:span text:style-name="T36">==1239491== </text:span></text:p>
          <text:p text:style-name="P17"><text:span text:style-name="T36">==1239491== LEAK SUMMARY:</text:span></text:p>
          <text:p text:style-name="P17"><text:span text:style-name="T36">==1239491== <text:s text:c="3"/>definitely lost: 28 bytes in 2 blocks</text:span></text:p>
          <text:p text:style-name="P17"><text:span text:style-name="T36">==1239491== <text:s text:c="3"/>indirectly lost: 0 bytes in 0 blocks</text:span></text:p>
          <text:p text:style-name="P17"><text:span text:style-name="T36">==1239491== <text:s text:c="5"/>possibly lost: 0 bytes in 0 blocks</text:span></text:p>
          <text:p text:style-name="P17"><text:span text:style-name="T36">==1239491== <text:s text:c="3"/>still reachable: 0 bytes in 0 blocks</text:span></text:p>
          <text:p text:style-name="P17"><text:span text:style-name="T36">==1239491== <text:s text:c="8"/>suppressed: 0 bytes in 0 blocks</text:span></text:p>
          <text:p text:style-name="P17"><text:span text:style-name="T36">==1239491== </text:span><text:span text:style-name="T38">Rerun with --leak-check=full to see details of leaked memory</text:span></text:p>
          <text:p text:style-name="P17"><text:span text:style-name="T36">==1239491== </text:span></text:p>
          <text:p text:style-name="P17"><text:span text:style-name="T36">==1239491== For lists of detected and suppressed errors, rerun with: -s</text:span></text:p>
          <text:p text:style-name="P17"><text:span text:style-name="T36">==1239491== ERROR SUMMARY: 0 errors from 0 contexts (suppressed: 0 from 0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Exemple</text:span></text:p>
          </draw:text-box>
        </draw:frame>
        <draw:custom-shape draw:style-name="gr30" draw:text-style-name="P24" draw:layer="layout" svg:width="24.8cm" svg:height="15.632cm" draw:transform="skewX (0.00261799387799149) rotate (0.00261799387799149) translate (2cm 3.2cm)">
          <text:p text:style-name="P17"><text:span text:style-name="T39">valgrind --leak-check=full ./mall-prog </text:span></text:p>
          <text:p text:style-name="P17"><text:span text:style-name="T40">==1243417== Memcheck, a memory error detector</text:span></text:p>
          <text:p text:style-name="P17"><text:span text:style-name="T40">==1243417== Copyright (C) 2002-2017, and GNU GPL'd, by Julian Seward et al.</text:span></text:p>
          <text:p text:style-name="P17"><text:span text:style-name="T40">==1243417== Using Valgrind-3.16.1 and LibVEX; rerun with -h for copyright info</text:span></text:p>
          <text:p text:style-name="P17"><text:span text:style-name="T40">==1243417== Command: ./mall-prog</text:span></text:p>
          <text:p text:style-name="P17"><text:span text:style-name="T40">==1243417== </text:span></text:p>
          <text:p text:style-name="P17"><text:span text:style-name="T40">[0 1 2 3 4]</text:span></text:p>
          <text:p text:style-name="P17"><text:span text:style-name="T40">[0 1]</text:span></text:p>
          <text:p text:style-name="P17"><text:span text:style-name="T40">==1243417== </text:span></text:p>
          <text:p text:style-name="P17"><text:span text:style-name="T40">==1243417== HEAP SUMMARY:</text:span></text:p>
          <text:p text:style-name="P17"><text:span text:style-name="T40">==1243417== <text:s text:c="4"/>in use at exit: 28 bytes in 2 blocks</text:span></text:p>
          <text:p text:style-name="P17"><text:span text:style-name="T40">==1243417== <text:s text:c="2"/>total heap usage: 3 allocs, 1 frees, 1,052 bytes allocated</text:span></text:p>
          <text:p text:style-name="P17"><text:span text:style-name="T40">==1243417== </text:span></text:p>
          <text:p text:style-name="P17"><text:span text:style-name="T40">==1243417== 8 bytes in 1 blocks are definitely lost in loss record 1 of 2</text:span></text:p>
          <text:p text:style-name="P17"><text:span text:style-name="T40">==1243417== <text:s text:c="3"/>at 0x483877F: malloc (vg_replace_malloc.c:307)</text:span></text:p>
          <text:p text:style-name="P17"><text:span text:style-name="T40">==1243417== <text:s text:c="3"/>by 0x10917E: creer_tab (mall-prog.c:6)</text:span></text:p>
          <text:p text:style-name="P17"><text:span text:style-name="T40">==1243417== <text:s text:c="3"/>by 0x1092C2: main (mall-prog.c:28)</text:span></text:p>
          <text:p text:style-name="P17"><text:span text:style-name="T40">==1243417== </text:span></text:p>
          <text:p text:style-name="P17"><text:span text:style-name="T40">==1243417== 20 bytes in 1 blocks are definitely lost in loss record 2 of 2</text:span></text:p>
          <text:p text:style-name="P17"><text:span text:style-name="T40">==1243417== <text:s text:c="3"/>at 0x483877F: malloc (vg_replace_malloc.c:307)</text:span></text:p>
          <text:p text:style-name="P17"><text:span text:style-name="T40">==1243417== <text:s text:c="3"/>by 0x10917E: creer_tab (mall-prog.c:6)</text:span></text:p>
          <text:p text:style-name="P17"><text:span text:style-name="T40">==1243417== <text:s text:c="3"/>by 0x1092A3: main (mall-prog.c:26)</text:span></text:p>
          <text:p text:style-name="P17"><text:span text:style-name="T40">==1243417== </text:span></text:p>
          <text:p text:style-name="P17"><text:span text:style-name="T40">==1243417== LEAK SUMMARY:</text:span></text:p>
          <text:p text:style-name="P17"><text:span text:style-name="T40">==1243417== <text:s text:c="3"/>definitely lost: 28 bytes in 2 blocks</text:span></text:p>
          <text:p text:style-name="P17"><text:span text:style-name="T40">==1243417== <text:s text:c="3"/>indirectly lost: 0 bytes in 0 blocks</text:span></text:p>
          <text:p text:style-name="P17"><text:span text:style-name="T40">==1243417== <text:s text:c="5"/>possibly lost: 0 bytes in 0 blocks</text:span></text:p>
          <text:p text:style-name="P17"><text:span text:style-name="T40">==1243417== <text:s text:c="3"/>still reachable: 0 bytes in 0 blocks</text:span></text:p>
          <text:p text:style-name="P17"><text:span text:style-name="T40">==1243417== <text:s text:c="8"/>suppressed: 0 bytes in 0 blocks</text:span></text:p>
          <text:p text:style-name="P17"><text:span text:style-name="T40">==1243417== </text:span></text:p>
          <text:p text:style-name="P17"><text:span text:style-name="T40">==1243417== For lists of detected and suppressed errors, rerun with: -s</text:span></text:p>
          <text:p text:style-name="P23"><text:span text:style-name="T40">==1243417== </text:span><text:span text:style-name="T39">ERROR SUMMARY: 2 errors from 2 contexts (suppressed: 0 from 0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Exemple</text:span></text:p>
          </draw:text-box>
        </draw:frame>
        <draw:custom-shape draw:style-name="gr31" draw:text-style-name="P12" draw:layer="layout" svg:width="22.8cm" svg:height="17cm" svg:x="1.9cm" svg:y="3cm">
          <text:p text:style-name="P6"><text:span text:style-name="T15">#include &lt;stdio.h&gt;</text:span></text:p>
          <text:p text:style-name="P6"><text:span text:style-name="T15">#include &lt;stdlib.h&gt;</text:span></text:p>
          <text:p text:style-name="P6"><text:span text:style-name="T15">#include &lt;assert.h&gt;</text:span></text:p>
          <text:p text:style-name="P6"><text:span text:style-name="T15"/></text:p>
          <text:p text:style-name="P6"><text:span text:style-name="T15">int *creer_tab(unsigned l){</text:span></text:p>
          <text:p text:style-name="P6"><text:span text:style-name="T15"><text:s text:c="2"/></text:span><text:span text:style-name="T15">int *t=malloc(l*sizeof(int));</text:span></text:p>
          <text:p text:style-name="P6"><text:span text:style-name="T15"><text:s text:c="2"/></text:span><text:span text:style-name="T15">assert(t!=NULL);</text:span></text:p>
          <text:p text:style-name="P6"><text:span text:style-name="T15"><text:s text:c="2"/></text:span><text:span text:style-name="T15">int v=0;</text:span></text:p>
          <text:p text:style-name="P6"><text:span text:style-name="T15"><text:s text:c="2"/></text:span><text:span text:style-name="T15">for(int *t2=t;t2&lt;t+l;++t2){</text:span></text:p>
          <text:p text:style-name="P6"><text:span text:style-name="T15"><text:s text:c="4"/></text:span><text:span text:style-name="T15">*t2=v;</text:span></text:p>
          <text:p text:style-name="P6"><text:span text:style-name="T15"><text:s text:c="4"/></text:span><text:span text:style-name="T15">++v;</text:span></text:p>
          <text:p text:style-name="P6"><text:span text:style-name="T15"><text:s text:c="2"/></text:span><text:span text:style-name="T15">}</text:span></text:p>
          <text:p text:style-name="P6"><text:span text:style-name="T15"><text:s text:c="2"/></text:span><text:span text:style-name="T15">return t;</text:span></text:p>
          <text:p text:style-name="P6"><text:span text:style-name="T15">}</text:span></text:p>
          <text:p text:style-name="P6"><text:span text:style-name="T15"/></text:p>
          <text:p text:style-name="P6"><text:span text:style-name="T15">void affiche_tab(int *t,unsigned n){</text:span></text:p>
          <text:p text:style-name="P6"><text:span text:style-name="T15"><text:s text:c="2"/></text:span><text:span text:style-name="T15">assert(n&gt;0);</text:span></text:p>
          <text:p text:style-name="P6"><text:span text:style-name="T15"><text:s text:c="2"/></text:span><text:span text:style-name="T15">printf("[");</text:span></text:p>
          <text:p text:style-name="P6"><text:span text:style-name="T15"><text:s text:c="2"/></text:span><text:span text:style-name="T15">for(int *t1=t;t1&lt;t+n-1;++t1){</text:span></text:p>
          <text:p text:style-name="P6"><text:span text:style-name="T15"><text:s text:c="4"/></text:span><text:span text:style-name="T15">printf("%d ",*t1);</text:span></text:p>
          <text:p text:style-name="P6"><text:span text:style-name="T15"><text:s text:c="2"/></text:span><text:span text:style-name="T15">}</text:span></text:p>
          <text:p text:style-name="P6"><text:span text:style-name="T15"><text:s text:c="2"/></text:span><text:span text:style-name="T15">printf("%d]\n",*(t+n-1));</text:span></text:p>
          <text:p text:style-name="P6"><text:span text:style-name="T15">}</text:span></text:p>
          <text:p text:style-name="P6"><text:span text:style-name="T15"/></text:p>
          <text:p text:style-name="P6"><text:span text:style-name="T15">int main(){</text:span></text:p>
          <text:p text:style-name="P6"><text:span text:style-name="T15"><text:s text:c="2"/></text:span><text:span text:style-name="T15">int *tab1=creer_tab(5);</text:span></text:p>
          <text:p text:style-name="P6"><text:span text:style-name="T15"><text:s text:c="2"/></text:span><text:span text:style-name="T15">affiche_tab(tab1,5);</text:span></text:p>
          <text:p text:style-name="P6"><text:span text:style-name="T15"><text:s text:c="2"/></text:span><text:span text:style-name="T35">free(tab1);</text:span></text:p>
          <text:p text:style-name="P6"><text:span text:style-name="T15"><text:s text:c="2"/></text:span><text:span text:style-name="T15">tab1=creer_tab(2);</text:span></text:p>
          <text:p text:style-name="P6"><text:span text:style-name="T15"><text:s text:c="2"/></text:span><text:span text:style-name="T15">affiche_tab(tab1,2);</text:span></text:p>
          <text:p text:style-name="P6"><text:span text:style-name="T15"><text:s text:c="2"/></text:span><text:span text:style-name="T35">free(tab1);</text:span></text:p>
          <text:p text:style-name="P6"><text:span text:style-name="T15"><text:s text:c="2"/></text:span><text:span text:style-name="T15">return EXIT_SUCCESS;</text:span></text:p>
          <text:p text:style-name="P6"><text:span text:style-name="T15">}</text:span></text:p>
          <text:p text:style-name="P6"><text:span text:style-name="T15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8" draw:layer="layout" svg:width="8.4cm" svg:height="0.971cm" svg:x="14.6cm" svg:y="15.229cm">
          <draw:text-box>
            <text:p><text:span text:style-name="T9">mall-prog-corr.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Exemple</text:span></text:p>
          </draw:text-box>
        </draw:frame>
        <draw:custom-shape draw:style-name="gr28" draw:text-style-name="P22" draw:layer="layout" svg:width="24.8cm" svg:height="15.032cm" draw:transform="skewX (0.00261799387799149) rotate (0.00261799387799149) translate (2cm 3.2cm)">
          <text:p text:style-name="P17"><text:span text:style-name="T36">valgrind ./mall-prog-corr </text:span></text:p>
          <text:p text:style-name="P17"><text:span text:style-name="T36">==1252719== Memcheck, a memory error detector</text:span></text:p>
          <text:p text:style-name="P17"><text:span text:style-name="T36">==1252719== Copyright (C) 2002-2017, and GNU GPL'd, by Julian Seward et al.</text:span></text:p>
          <text:p text:style-name="P17"><text:span text:style-name="T36">==1252719== Using Valgrind-3.16.1 and LibVEX; rerun with -h for copyright info</text:span></text:p>
          <text:p text:style-name="P17"><text:span text:style-name="T36">==1252719== Command: ./mall-prog-corr</text:span></text:p>
          <text:p text:style-name="P17"><text:span text:style-name="T36">==1252719== </text:span></text:p>
          <text:p text:style-name="P17"><text:span text:style-name="T36">[0 1 2 3 4]</text:span></text:p>
          <text:p text:style-name="P17"><text:span text:style-name="T36">[0 1]</text:span></text:p>
          <text:p text:style-name="P17"><text:span text:style-name="T36">==1252719== </text:span></text:p>
          <text:p text:style-name="P17"><text:span text:style-name="T36">==1252719== HEAP SUMMARY:</text:span></text:p>
          <text:p text:style-name="P17"><text:span text:style-name="T36">==1252719== <text:s text:c="4"/>in use at exit: 0 bytes in 0 blocks</text:span></text:p>
          <text:p text:style-name="P17"><text:span text:style-name="T36">==1252719== <text:s text:c="2"/>total heap usage: 3 allocs, 3 frees, 1,052 bytes allocated</text:span></text:p>
          <text:p text:style-name="P17"><text:span text:style-name="T36">==1252719== </text:span></text:p>
          <text:p text:style-name="P17"><text:span text:style-name="T36">==1252719== All heap blocks were freed -- no leaks are possible</text:span></text:p>
          <text:p text:style-name="P17"><text:span text:style-name="T36">==1252719== </text:span></text:p>
          <text:p text:style-name="P17"><text:span text:style-name="T36">==1252719== For lists of detected and suppressed errors, rerun with: -s</text:span></text:p>
          <text:p text:style-name="P23"><text:span text:style-name="T36">==1252719== ERROR SUMMARY: 0 errors from 0 contexts (suppressed: 0 from 0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 presentation:use-footer-name="ftr1"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Exemple</text:span></text:p>
          </draw:text-box>
        </draw:frame>
        <draw:custom-shape draw:style-name="gr28" draw:text-style-name="P22" draw:layer="layout" svg:width="24.8cm" svg:height="15.032cm" draw:transform="skewX (0.00261799387799149) rotate (0.00261799387799149) translate (2cm 3.2cm)">
          <text:p text:style-name="P17"><text:span text:style-name="T36">(gdb) break fact</text:span></text:p>
          <text:p text:style-name="P17"><text:span text:style-name="T36">Breakpoint 1 at 0x1150: file prog-deb.c, line 6.</text:span></text:p>
          <text:p text:style-name="P17"><text:span text:style-name="T36">(gdb) run</text:span></text:p>
          <text:p text:style-name="P17"><text:span text:style-name="T36">Starting program: /ens/sangnier/TestC/prog-deb </text:span></text:p>
          <text:p text:style-name="P17"><text:span text:style-name="T36">DEBUG : Lancement du programme</text:span></text:p>
          <text:p text:style-name="P17"><text:span text:style-name="T36"/></text:p>
          <text:p text:style-name="P17"><text:span text:style-name="T36">Breakpoint 1, fact (n=8) at prog-deb.c:6</text:span></text:p>
          <text:p text:style-name="P17"><text:span text:style-name="T36">6</text:span><text:span text:style-name="T36"><text:tab/></text:span><text:span text:style-name="T36"> <text:s/>unsigned v=0;</text:span></text:p>
          <text:p text:style-name="P17"><text:span text:style-name="T36">(gdb) c</text:span></text:p>
          <text:p text:style-name="P17"><text:span text:style-name="T36">Continuing.</text:span></text:p>
          <text:p text:style-name="P17"><text:span text:style-name="T36">DEBUG : Appel fact(8)</text:span></text:p>
          <text:p text:style-name="P17"><text:span text:style-name="T36"/></text:p>
          <text:p text:style-name="P17"><text:span text:style-name="T36">Breakpoint 1, fact (n=7) at prog-deb.c:6</text:span></text:p>
          <text:p text:style-name="P17"><text:span text:style-name="T36">6</text:span><text:span text:style-name="T36"><text:tab/></text:span><text:span text:style-name="T36"> <text:s/>unsigned v=0;</text:span></text:p>
          <text:p text:style-name="P17"><text:span text:style-name="T36">(gdb) c</text:span></text:p>
          <text:p text:style-name="P17"><text:span text:style-name="T36">Continuing.</text:span></text:p>
          <text:p text:style-name="P17"><text:span text:style-name="T36">DEBUG : Appel fact(7)</text:span></text:p>
          <text:p text:style-name="P17"><text:span text:style-name="T36"/></text:p>
          <text:p text:style-name="P17"><text:span text:style-name="T36">Breakpoint 1, fact (n=6) at prog-deb.c:6</text:span></text:p>
          <text:p text:style-name="P17"><text:span text:style-name="T36">6</text:span><text:span text:style-name="T36"><text:tab/></text:span><text:span text:style-name="T36"> <text:s/>unsigned v=0;</text:span></text:p>
          <text:p text:style-name="P17"><text:span text:style-name="T36">(gdb) where</text:span></text:p>
          <text:p text:style-name="P17"><text:span text:style-name="T36">#0 <text:s/>fact (n=6) at prog-deb.c:6</text:span></text:p>
          <text:p text:style-name="P17"><text:span text:style-name="T36">#1 <text:s/>0x0000555555555189 in fact (n=7) at prog-deb.c:13</text:span></text:p>
          <text:p text:style-name="P17"><text:span text:style-name="T36">#2 <text:s/>0x0000555555555189 in fact (n=8) at prog-deb.c:13</text:span></text:p>
          <text:p text:style-name="P17"><text:span text:style-name="T36">#3 <text:s/>0x00005555555551cb in main () at prog-deb.c:25</text:span></text:p>
          <text:p text:style-name="P17"><text:span text:style-name="T36">(gdb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Bold1" svg:font-family="Menlo-Bold"/>
    <style:font-face style:name="Menlo-Regular1" svg:font-family="Menlo-Regular"/>
    <style:font-face style:name="Courier1" svg:font-family="Courier" style:font-family-generic="modern"/>
    <style:font-face style:name="Menlo-Bold2" svg:font-family="Menlo-Bold" style:font-family-generic="modern"/>
    <style:font-face style:name="Menlo-Regular2" svg:font-family="Menlo-Regular" style:font-family-generic="modern"/>
    <style:font-face style:name="FreeMono1" svg:font-family="FreeMono" style:font-family-generic="modern" style:font-pitch="fixed"/>
    <style:font-face style:name="Arial3" svg:font-family="Arial" style:font-pitch="variable"/>
    <style:font-face style:name="Lucida Sans1" svg:font-family="'Lucida Sans'" style:font-pitch="variable"/>
    <style:font-face style:name="Menlo-Bold" svg:font-family="Menlo-Bold" style:font-pitch="variable"/>
    <style:font-face style:name="Menlo-Regular" svg:font-family="Menlo-Regular" style:font-pitch="variable"/>
    <style:font-face style:name="SimSun1" svg:font-family="SimSun" style:font-pitch="variable"/>
    <style:font-face style:name="American Typewriter" svg:font-family="'American Typewriter'" style:font-family-generic="modern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2cm" draw:marker-start-center="false" draw:marker-end-width="0.2cm" draw:marker-end-center="false" draw:fill="solid" draw:fill-color="#c0c0c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draw:stroke-dash="Dashed_20__28_var_29__20_2" svg:stroke-width="0cm" svg:stroke-color="#000000" draw:marker-start-width="0.2cm" draw:marker-end-width="0.2cm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7T18:58:36.283211000</meta:creation-date>
    <dc:date>2023-04-11T15:43:38.954867926</dc:date>
    <meta:editing-duration>P3DT18H41M21S</meta:editing-duration>
    <meta:editing-cycles>578</meta:editing-cycles>
    <meta:generator>LibreOffice/6.2.5.2$MacOSX_X86_64 LibreOffice_project/1ec314fa52f458adc18c4f025c545a4e8b22c159</meta:generator>
    <meta:document-statistic meta:object-count="230"/>
  </office:meta>
</office:document-meta>
</file>